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FO:tensorflow:Step 100 per-step time 24.787s</text:p>
      <text:p text:style-name="Standard">I0710 22:57:25.125239 140571752519488 model_lib_v2.py:698] Step 100 per-step time 24.787s</text:p>
      <text:p text:style-name="Standard">INFO:tensorflow:{'Loss/classification_loss': 0.68426955,</text:p>
      <text:p text:style-name="Standard"><text:s/>'Loss/localization_loss': 0.33292317,</text:p>
      <text:p text:style-name="Standard"><text:s/>'Loss/regularization_loss': 0.26423317,</text:p>
      <text:p text:style-name="Standard"><text:s/>'Loss/total_loss': 1.281426,</text:p>
      <text:p text:style-name="Standard"><text:s/>'learning_rate': 0.014666351}</text:p>
      <text:p text:style-name="Standard">I0710 22:57:25.153050 140571752519488 model_lib_v2.py:701] {'Loss/classification_loss': 0.68426955,</text:p>
      <text:p text:style-name="Standard"><text:s/>'Loss/localization_loss': 0.33292317,</text:p>
      <text:p text:style-name="Standard"><text:s/>'Loss/regularization_loss': 0.26423317,</text:p>
      <text:p text:style-name="Standard"><text:s/>'Loss/total_loss': 1.281426,</text:p>
      <text:p text:style-name="Standard"><text:s/>'learning_rate': 0.014666351}</text:p>
      <text:p text:style-name="Standard">INFO:tensorflow:Step 200 per-step time 24.347s</text:p>
      <text:p text:style-name="Standard">I0710 23:37:59.691835 140571752519488 model_lib_v2.py:698] Step 200 per-step time 24.347s</text:p>
      <text:p text:style-name="Standard">INFO:tensorflow:{'Loss/classification_loss': 0.8860019,</text:p>
      <text:p text:style-name="Standard"><text:s/>'Loss/localization_loss': 0.45761228,</text:p>
      <text:p text:style-name="Standard"><text:s/>'Loss/regularization_loss': 0.2681587,</text:p>
      <text:p text:style-name="Standard"><text:s/>'Loss/total_loss': 1.6117728,</text:p>
      <text:p text:style-name="Standard"><text:s/>'learning_rate': 0.0159997}</text:p>
      <text:p text:style-name="Standard">I0710 23:37:59.693213 140571752519488 model_lib_v2.py:701] {'Loss/classification_loss': 0.8860019,</text:p>
      <text:p text:style-name="Standard"><text:s/>'Loss/localization_loss': 0.45761228,</text:p>
      <text:p text:style-name="Standard"><text:s/>'Loss/regularization_loss': 0.2681587,</text:p>
      <text:p text:style-name="Standard"><text:s/>'Loss/total_loss': 1.6117728,</text:p>
      <text:p text:style-name="Standard"><text:s/>'learning_rate': 0.0159997}</text:p>
      <text:p text:style-name="Standard">INFO:tensorflow:Step 300 per-step time 24.381s</text:p>
      <text:p text:style-name="Standard">I0711 00:18:37.739566 140571752519488 model_lib_v2.py:698] Step 300 per-step time 24.381s</text:p>
      <text:p text:style-name="Standard">INFO:tensorflow:{'Loss/classification_loss': 0.6170663,</text:p>
      <text:p text:style-name="Standard"><text:s/>'Loss/localization_loss': 0.3560579,</text:p>
      <text:p text:style-name="Standard"><text:s/>'Loss/regularization_loss': 0.26983482,</text:p>
      <text:p text:style-name="Standard"><text:s/>'Loss/total_loss': 1.242959,</text:p>
      <text:p text:style-name="Standard"><text:s/>'learning_rate': 0.01733305}</text:p>
      <text:p text:style-name="Standard">I0711 00:18:37.740146 140571752519488 model_lib_v2.py:701] {'Loss/classification_loss': 0.6170663,</text:p>
      <text:p text:style-name="Standard"><text:s/>'Loss/localization_loss': 0.3560579,</text:p>
      <text:p text:style-name="Standard"><text:s/>'Loss/regularization_loss': 0.26983482,</text:p>
      <text:p text:style-name="Standard"><text:s/>'Loss/total_loss': 1.242959,</text:p>
      <text:p text:style-name="Standard"><text:s/>'learning_rate': 0.01733305}</text:p>
      <text:p text:style-name="Standard">INFO:tensorflow:Step 400 per-step time 24.463s</text:p>
      <text:p text:style-name="Standard">I0711 00:59:24.078984 140571752519488 model_lib_v2.py:698] Step 400 per-step time 24.463s</text:p>
      <text:p text:style-name="Standard">INFO:tensorflow:{'Loss/classification_loss': 0.70725065,</text:p>
      <text:p text:style-name="Standard"><text:s/>'Loss/localization_loss': 0.28540823,</text:p>
      <text:p text:style-name="Standard"><text:s/>'Loss/regularization_loss': 0.27036822,</text:p>
      <text:p text:style-name="Standard"><text:s/>'Loss/total_loss': 1.2630272,</text:p>
      <text:p text:style-name="Standard"><text:s/>'learning_rate': 0.0186664}</text:p>
      <text:p text:style-name="Standard">I0711 00:59:24.079441 140571752519488 model_lib_v2.py:701] {'Loss/classification_loss': 0.70725065,</text:p>
      <text:p text:style-name="Standard"><text:s/>'Loss/localization_loss': 0.28540823,</text:p>
      <text:p text:style-name="Standard"><text:s/>'Loss/regularization_loss': 0.27036822,</text:p>
      <text:p text:style-name="Standard"><text:s/>'Loss/total_loss': 1.2630272,</text:p>
      <text:p text:style-name="Standard"><text:s/>'learning_rate': 0.0186664}</text:p>
      <text:p text:style-name="Standard"><text:soft-page-break/>INFO:tensorflow:Step 500 per-step time 24.337s</text:p>
      <text:p text:style-name="Standard">I0711 01:39:57.783918 140571752519488 model_lib_v2.py:698] Step 500 per-step time 24.337s</text:p>
      <text:p text:style-name="Standard">INFO:tensorflow:{'Loss/classification_loss': 0.71007395,</text:p>
      <text:p text:style-name="Standard"><text:s/>'Loss/localization_loss': 0.3910244,</text:p>
      <text:p text:style-name="Standard"><text:s/>'Loss/regularization_loss': 0.2717596,</text:p>
      <text:p text:style-name="Standard"><text:s/>'Loss/total_loss': 1.3728579,</text:p>
      <text:p text:style-name="Standard"><text:s/>'learning_rate': 0.01999975}</text:p>
      <text:p text:style-name="Standard">I0711 01:39:57.784356 140571752519488 model_lib_v2.py:701] {'Loss/classification_loss': 0.71007395,</text:p>
      <text:p text:style-name="Standard"><text:s/>'Loss/localization_loss': 0.3910244,</text:p>
      <text:p text:style-name="Standard"><text:s/>'Loss/regularization_loss': 0.2717596,</text:p>
      <text:p text:style-name="Standard"><text:s/>'Loss/total_loss': 1.3728579,</text:p>
      <text:p text:style-name="Standard"><text:s/>'learning_rate': 0.01999975}</text:p>
      <text:p text:style-name="Standard">INFO:tensorflow:Step 600 per-step time 24.259s</text:p>
      <text:p text:style-name="Standard">I0711 02:20:23.656013 140571752519488 model_lib_v2.py:698] Step 600 per-step time 24.259s</text:p>
      <text:p text:style-name="Standard">INFO:tensorflow:{'Loss/classification_loss': 0.47542542,</text:p>
      <text:p text:style-name="Standard"><text:s/>'Loss/localization_loss': 0.18762001,</text:p>
      <text:p text:style-name="Standard"><text:s/>'Loss/regularization_loss': 0.2721094,</text:p>
      <text:p text:style-name="Standard"><text:s/>'Loss/total_loss': 0.9351548,</text:p>
      <text:p text:style-name="Standard"><text:s/>'learning_rate': 0.0213331}</text:p>
      <text:p text:style-name="Standard">I0711 02:20:23.657143 140571752519488 model_lib_v2.py:701] {'Loss/classification_loss': 0.47542542,</text:p>
      <text:p text:style-name="Standard"><text:s/>'Loss/localization_loss': 0.18762001,</text:p>
      <text:p text:style-name="Standard"><text:s/>'Loss/regularization_loss': 0.2721094,</text:p>
      <text:p text:style-name="Standard"><text:s/>'Loss/total_loss': 0.9351548,</text:p>
      <text:p text:style-name="Standard"><text:s/>'learning_rate': 0.0213331}</text:p>
      <text:p text:style-name="Standard">INFO:tensorflow:Step 700 per-step time 24.038s</text:p>
      <text:p text:style-name="Standard">I0711 03:00:27.460499 140571752519488 model_lib_v2.py:698] Step 700 per-step time 24.038s</text:p>
      <text:p text:style-name="Standard">INFO:tensorflow:{'Loss/classification_loss': 0.6061375,</text:p>
      <text:p text:style-name="Standard"><text:s/>'Loss/localization_loss': 0.37562236,</text:p>
      <text:p text:style-name="Standard"><text:s/>'Loss/regularization_loss': 0.27178973,</text:p>
      <text:p text:style-name="Standard"><text:s/>'Loss/total_loss': 1.2535496,</text:p>
      <text:p text:style-name="Standard"><text:s/>'learning_rate': 0.02266645}</text:p>
      <text:p text:style-name="Standard">I0711 03:00:27.460829 140571752519488 model_lib_v2.py:701] {'Loss/classification_loss': 0.6061375,</text:p>
      <text:p text:style-name="Standard"><text:s/>'Loss/localization_loss': 0.37562236,</text:p>
      <text:p text:style-name="Standard"><text:s/>'Loss/regularization_loss': 0.27178973,</text:p>
      <text:p text:style-name="Standard"><text:s/>'Loss/total_loss': 1.2535496,</text:p>
      <text:p text:style-name="Standard"><text:s/>'learning_rate': 0.02266645}</text:p>
      <text:p text:style-name="Standard">INFO:tensorflow:Step 800 per-step time 23.920s</text:p>
      <text:p text:style-name="Standard">I0711 03:40:19.509154 140571752519488 model_lib_v2.py:698] Step 800 per-step time 23.920s</text:p>
      <text:p text:style-name="Standard">INFO:tensorflow:{'Loss/classification_loss': 0.57496107,</text:p>
      <text:p text:style-name="Standard"><text:s/>'Loss/localization_loss': 0.39926562,</text:p>
      <text:p text:style-name="Standard"><text:s/>'Loss/regularization_loss': 0.27121305,</text:p>
      <text:p text:style-name="Standard"><text:s/>'Loss/total_loss': 1.2454398,</text:p>
      <text:p text:style-name="Standard"><text:s/>'learning_rate': 0.023999799}</text:p>
      <text:p text:style-name="Standard">I0711 03:40:19.509460 140571752519488 model_lib_v2.py:701] {'Loss/classification_loss': 0.57496107,</text:p>
      <text:p text:style-name="Standard"><text:s/>'Loss/localization_loss': 0.39926562,</text:p>
      <text:p text:style-name="Standard"><text:s/>'Loss/regularization_loss': 0.27121305,</text:p>
      <text:p text:style-name="Standard"><text:s/>'Loss/total_loss': 1.2454398,</text:p>
      <text:p text:style-name="Standard"><text:s/>'learning_rate': 0.023999799}</text:p>
      <text:p text:style-name="Standard"><text:soft-page-break/>INFO:tensorflow:Step 900 per-step time 23.571s</text:p>
      <text:p text:style-name="Standard">I0711 04:19:36.636320 140571752519488 model_lib_v2.py:698] Step 900 per-step time 23.571s</text:p>
      <text:p text:style-name="Standard">INFO:tensorflow:{'Loss/classification_loss': 0.5651301,</text:p>
      <text:p text:style-name="Standard"><text:s/>'Loss/localization_loss': 0.35303548,</text:p>
      <text:p text:style-name="Standard"><text:s/>'Loss/regularization_loss': 0.27079692,</text:p>
      <text:p text:style-name="Standard"><text:s/>'Loss/total_loss': 1.1889625,</text:p>
      <text:p text:style-name="Standard"><text:s/>'learning_rate': 0.025333151}</text:p>
      <text:p text:style-name="Standard">I0711 04:19:36.636869 140571752519488 model_lib_v2.py:701] {'Loss/classification_loss': 0.5651301,</text:p>
      <text:p text:style-name="Standard"><text:s/>'Loss/localization_loss': 0.35303548,</text:p>
      <text:p text:style-name="Standard"><text:s/>'Loss/regularization_loss': 0.27079692,</text:p>
      <text:p text:style-name="Standard"><text:s/>'Loss/total_loss': 1.1889625,</text:p>
      <text:p text:style-name="Standard"><text:s/>'learning_rate': 0.025333151}</text:p>
      <text:p text:style-name="Standard">INFO:tensorflow:Step 1000 per-step time 23.215s</text:p>
      <text:p text:style-name="Standard">I0711 04:58:18.130593 140571752519488 model_lib_v2.py:698] Step 1000 per-step time 23.215s</text:p>
      <text:p text:style-name="Standard">INFO:tensorflow:{'Loss/classification_loss': 0.5990921,</text:p>
      <text:p text:style-name="Standard"><text:s/>'Loss/localization_loss': 0.40925226,</text:p>
      <text:p text:style-name="Standard"><text:s/>'Loss/regularization_loss': 0.2708607,</text:p>
      <text:p text:style-name="Standard"><text:s/>'Loss/total_loss': 1.2792051,</text:p>
      <text:p text:style-name="Standard"><text:s/>'learning_rate': 0.0266665}</text:p>
      <text:p text:style-name="Standard">I0711 04:58:18.130944 140571752519488 model_lib_v2.py:701] {'Loss/classification_loss': 0.5990921,</text:p>
      <text:p text:style-name="Standard"><text:s/>'Loss/localization_loss': 0.40925226,</text:p>
      <text:p text:style-name="Standard"><text:s/>'Loss/regularization_loss': 0.2708607,</text:p>
      <text:p text:style-name="Standard"><text:s/>'Loss/total_loss': 1.2792051,</text:p>
      <text:p text:style-name="Standard"><text:s/>'learning_rate': 0.0266665}</text:p>
      <text:p text:style-name="Standard">INFO:tensorflow:Step 1100 per-step time 23.710s</text:p>
      <text:p text:style-name="Standard">I0711 05:37:49.173654 140571752519488 model_lib_v2.py:698] Step 1100 per-step time 23.710s</text:p>
      <text:p text:style-name="Standard">INFO:tensorflow:{'Loss/classification_loss': 0.71251273,</text:p>
      <text:p text:style-name="Standard"><text:s/>'Loss/localization_loss': 0.46816093,</text:p>
      <text:p text:style-name="Standard"><text:s/>'Loss/regularization_loss': 0.2709702,</text:p>
      <text:p text:style-name="Standard"><text:s/>'Loss/total_loss': 1.4516438,</text:p>
      <text:p text:style-name="Standard"><text:s/>'learning_rate': 0.02799985}</text:p>
      <text:p text:style-name="Standard">I0711 05:37:49.174366 140571752519488 model_lib_v2.py:701] {'Loss/classification_loss': 0.71251273,</text:p>
      <text:p text:style-name="Standard"><text:s/>'Loss/localization_loss': 0.46816093,</text:p>
      <text:p text:style-name="Standard"><text:s/>'Loss/regularization_loss': 0.2709702,</text:p>
      <text:p text:style-name="Standard"><text:s/>'Loss/total_loss': 1.4516438,</text:p>
      <text:p text:style-name="Standard"><text:s/>'learning_rate': 0.02799985}</text:p>
      <text:p text:style-name="Standard">INFO:tensorflow:Step 1200 per-step time 23.827s</text:p>
      <text:p text:style-name="Standard">I0711 06:17:31.878984 140571752519488 model_lib_v2.py:698] Step 1200 per-step time 23.827s</text:p>
      <text:p text:style-name="Standard">INFO:tensorflow:{'Loss/classification_loss': 0.54495215,</text:p>
      <text:p text:style-name="Standard"><text:s/>'Loss/localization_loss': 0.3671661,</text:p>
      <text:p text:style-name="Standard"><text:s/>'Loss/regularization_loss': 0.27094695,</text:p>
      <text:p text:style-name="Standard"><text:s/>'Loss/total_loss': 1.1830652,</text:p>
      <text:p text:style-name="Standard"><text:s/>'learning_rate': 0.0293332}</text:p>
      <text:p text:style-name="Standard">I0711 06:17:31.879544 140571752519488 model_lib_v2.py:701] {'Loss/classification_loss': 0.54495215,</text:p>
      <text:p text:style-name="Standard"><text:s/>'Loss/localization_loss': 0.3671661,</text:p>
      <text:p text:style-name="Standard"><text:s/>'Loss/regularization_loss': 0.27094695,</text:p>
      <text:p text:style-name="Standard"><text:s/>'Loss/total_loss': 1.1830652,</text:p>
      <text:p text:style-name="Standard"><text:s/>'learning_rate': 0.0293332}</text:p>
      <text:p text:style-name="Standard"><text:soft-page-break/>INFO:tensorflow:Step 1300 per-step time 23.945s</text:p>
      <text:p text:style-name="Standard">I0711 06:57:26.364217 140571752519488 model_lib_v2.py:698] Step 1300 per-step time 23.945s</text:p>
      <text:p text:style-name="Standard">INFO:tensorflow:{'Loss/classification_loss': 0.46763852,</text:p>
      <text:p text:style-name="Standard"><text:s/>'Loss/localization_loss': 0.12538962,</text:p>
      <text:p text:style-name="Standard"><text:s/>'Loss/regularization_loss': 0.2702683,</text:p>
      <text:p text:style-name="Standard"><text:s/>'Loss/total_loss': 0.8632964,</text:p>
      <text:p text:style-name="Standard"><text:s/>'learning_rate': 0.03066655}</text:p>
      <text:p text:style-name="Standard">I0711 06:57:26.365802 140571752519488 model_lib_v2.py:701] {'Loss/classification_loss': 0.46763852,</text:p>
      <text:p text:style-name="Standard"><text:s/>'Loss/localization_loss': 0.12538962,</text:p>
      <text:p text:style-name="Standard"><text:s/>'Loss/regularization_loss': 0.2702683,</text:p>
      <text:p text:style-name="Standard"><text:s/>'Loss/total_loss': 0.8632964,</text:p>
      <text:p text:style-name="Standard"><text:s/>'learning_rate': 0.03066655}</text:p>
      <text:p text:style-name="Standard">INFO:tensorflow:Step 1400 per-step time 24.229s</text:p>
      <text:p text:style-name="Standard">I0711 07:37:49.198345 140571752519488 model_lib_v2.py:698] Step 1400 per-step time 24.229s</text:p>
      <text:p text:style-name="Standard">INFO:tensorflow:{'Loss/classification_loss': 0.5887253,</text:p>
      <text:p text:style-name="Standard"><text:s/>'Loss/localization_loss': 0.31795004,</text:p>
      <text:p text:style-name="Standard"><text:s/>'Loss/regularization_loss': 0.26877734,</text:p>
      <text:p text:style-name="Standard"><text:s/>'Loss/total_loss': 1.1754527,</text:p>
      <text:p text:style-name="Standard"><text:s/>'learning_rate': 0.0319999}</text:p>
      <text:p text:style-name="Standard">I0711 07:37:49.198832 140571752519488 model_lib_v2.py:701] {'Loss/classification_loss': 0.5887253,</text:p>
      <text:p text:style-name="Standard"><text:s/>'Loss/localization_loss': 0.31795004,</text:p>
      <text:p text:style-name="Standard"><text:s/>'Loss/regularization_loss': 0.26877734,</text:p>
      <text:p text:style-name="Standard"><text:s/>'Loss/total_loss': 1.1754527,</text:p>
      <text:p text:style-name="Standard"><text:s/>'learning_rate': 0.0319999}</text:p>
      <text:p text:style-name="Standard">INFO:tensorflow:Step 1500 per-step time 24.185s</text:p>
      <text:p text:style-name="Standard">I0711 08:18:07.691950 140571752519488 model_lib_v2.py:698] Step 1500 per-step time 24.185s</text:p>
      <text:p text:style-name="Standard">INFO:tensorflow:{'Loss/classification_loss': 0.7844346,</text:p>
      <text:p text:style-name="Standard"><text:s/>'Loss/localization_loss': 0.36677942,</text:p>
      <text:p text:style-name="Standard"><text:s/>'Loss/regularization_loss': 0.3118651,</text:p>
      <text:p text:style-name="Standard"><text:s/>'Loss/total_loss': 1.4630792,</text:p>
      <text:p text:style-name="Standard"><text:s/>'learning_rate': 0.03333325}</text:p>
      <text:p text:style-name="Standard">I0711 08:18:07.692285 140571752519488 model_lib_v2.py:701] {'Loss/classification_loss': 0.7844346,</text:p>
      <text:p text:style-name="Standard"><text:s/>'Loss/localization_loss': 0.36677942,</text:p>
      <text:p text:style-name="Standard"><text:s/>'Loss/regularization_loss': 0.3118651,</text:p>
      <text:p text:style-name="Standard"><text:s/>'Loss/total_loss': 1.4630792,</text:p>
      <text:p text:style-name="Standard"><text:s/>'learning_rate': 0.03333325}</text:p>
      <text:p text:style-name="Standard">INFO:tensorflow:Step 1600 per-step time 24.117s</text:p>
      <text:p text:style-name="Standard">I0711 08:58:19.373353 140571752519488 model_lib_v2.py:698] Step 1600 per-step time 24.117s</text:p>
      <text:p text:style-name="Standard">INFO:tensorflow:{'Loss/classification_loss': 1.2396597,</text:p>
      <text:p text:style-name="Standard"><text:s/>'Loss/localization_loss': 0.58851296,</text:p>
      <text:p text:style-name="Standard"><text:s/>'Loss/regularization_loss': 0.9087484,</text:p>
      <text:p text:style-name="Standard"><text:s/>'Loss/total_loss': 2.7369208,</text:p>
      <text:p text:style-name="Standard"><text:s/>'learning_rate': 0.034666598}</text:p>
      <text:p text:style-name="Standard">I0711 08:58:19.374691 140571752519488 model_lib_v2.py:701] {'Loss/classification_loss': 1.2396597,</text:p>
      <text:p text:style-name="Standard"><text:s/>'Loss/localization_loss': 0.58851296,</text:p>
      <text:p text:style-name="Standard"><text:s/>'Loss/regularization_loss': 0.9087484,</text:p>
      <text:p text:style-name="Standard"><text:s/>'Loss/total_loss': 2.7369208,</text:p>
      <text:p text:style-name="Standard"><text:s/>'learning_rate': 0.034666598}</text:p>
      <text:p text:style-name="Standard"><text:soft-page-break/>INFO:tensorflow:Step 1700 per-step time 24.093s</text:p>
      <text:p text:style-name="Standard">I0711 09:38:28.670765 140571752519488 model_lib_v2.py:698] Step 1700 per-step time 24.093s</text:p>
      <text:p text:style-name="Standard">INFO:tensorflow:{'Loss/classification_loss': 0.72676265,</text:p>
      <text:p text:style-name="Standard"><text:s/>'Loss/localization_loss': 0.50545764,</text:p>
      <text:p text:style-name="Standard"><text:s/>'Loss/regularization_loss': 1.1357737,</text:p>
      <text:p text:style-name="Standard"><text:s/>'Loss/total_loss': 2.3679938,</text:p>
      <text:p text:style-name="Standard"><text:s/>'learning_rate': 0.03599995}</text:p>
      <text:p text:style-name="Standard">I0711 09:38:28.671155 140571752519488 model_lib_v2.py:701] {'Loss/classification_loss': 0.72676265,</text:p>
      <text:p text:style-name="Standard"><text:s/>'Loss/localization_loss': 0.50545764,</text:p>
      <text:p text:style-name="Standard"><text:s/>'Loss/regularization_loss': 1.1357737,</text:p>
      <text:p text:style-name="Standard"><text:s/>'Loss/total_loss': 2.3679938,</text:p>
      <text:p text:style-name="Standard"><text:s/>'learning_rate': 0.03599995}</text:p>
      <text:p text:style-name="Standard">INFO:tensorflow:Step 1800 per-step time 24.230s</text:p>
      <text:p text:style-name="Standard">I0711 10:18:51.617441 140571752519488 model_lib_v2.py:698] Step 1800 per-step time 24.230s</text:p>
      <text:p text:style-name="Standard">INFO:tensorflow:{'Loss/classification_loss': 0.7877183,</text:p>
      <text:p text:style-name="Standard"><text:s/>'Loss/localization_loss': 0.48417142,</text:p>
      <text:p text:style-name="Standard"><text:s/>'Loss/regularization_loss': 1.1142513,</text:p>
      <text:p text:style-name="Standard"><text:s/>'Loss/total_loss': 2.3861408,</text:p>
      <text:p text:style-name="Standard"><text:s/>'learning_rate': 0.037333302}</text:p>
      <text:p text:style-name="Standard">I0711 10:18:51.618114 140571752519488 model_lib_v2.py:701] {'Loss/classification_loss': 0.7877183,</text:p>
      <text:p text:style-name="Standard"><text:s/>'Loss/localization_loss': 0.48417142,</text:p>
      <text:p text:style-name="Standard"><text:s/>'Loss/regularization_loss': 1.1142513,</text:p>
      <text:p text:style-name="Standard"><text:s/>'Loss/total_loss': 2.3861408,</text:p>
      <text:p text:style-name="Standard"><text:s/>'learning_rate': 0.037333302}</text:p>
      <text:p text:style-name="Standard">INFO:tensorflow:Step 1900 per-step time 24.029s</text:p>
      <text:p text:style-name="Standard">I0711 10:58:54.564596 140571752519488 model_lib_v2.py:698] Step 1900 per-step time 24.029s</text:p>
      <text:p text:style-name="Standard">INFO:tensorflow:{'Loss/classification_loss': 0.8045346,</text:p>
      <text:p text:style-name="Standard"><text:s/>'Loss/localization_loss': 0.47165605,</text:p>
      <text:p text:style-name="Standard"><text:s/>'Loss/regularization_loss': 1.0822852,</text:p>
      <text:p text:style-name="Standard"><text:s/>'Loss/total_loss': 2.358476,</text:p>
      <text:p text:style-name="Standard"><text:s/>'learning_rate': 0.03866665}</text:p>
      <text:p text:style-name="Standard">I0711 10:58:54.564873 140571752519488 model_lib_v2.py:701] {'Loss/classification_loss': 0.8045346,</text:p>
      <text:p text:style-name="Standard"><text:s/>'Loss/localization_loss': 0.47165605,</text:p>
      <text:p text:style-name="Standard"><text:s/>'Loss/regularization_loss': 1.0822852,</text:p>
      <text:p text:style-name="Standard"><text:s/>'Loss/total_loss': 2.358476,</text:p>
      <text:p text:style-name="Standard"><text:s/>'learning_rate': 0.03866665}</text:p>
      <text:p text:style-name="Standard">INFO:tensorflow:Step 2000 per-step time 24.173s</text:p>
      <text:p text:style-name="Standard">I0711 11:39:11.878037 140571752519488 model_lib_v2.py:698] Step 2000 per-step time 24.173s</text:p>
      <text:p text:style-name="Standard">INFO:tensorflow:{'Loss/classification_loss': 0.77060056,</text:p>
      <text:p text:style-name="Standard"><text:s/>'Loss/localization_loss': 0.35393456,</text:p>
      <text:p text:style-name="Standard"><text:s/>'Loss/regularization_loss': 1.0502168,</text:p>
      <text:p text:style-name="Standard"><text:s/>'Loss/total_loss': 2.1747518,</text:p>
      <text:p text:style-name="Standard"><text:s/>'learning_rate': 0.04}</text:p>
      <text:p text:style-name="Standard">I0711 11:39:11.879230 140571752519488 model_lib_v2.py:701] {'Loss/classification_loss': 0.77060056,</text:p>
      <text:p text:style-name="Standard"><text:s/>'Loss/localization_loss': 0.35393456,</text:p>
      <text:p text:style-name="Standard"><text:s/>'Loss/regularization_loss': 1.0502168,</text:p>
      <text:p text:style-name="Standard"><text:s/>'Loss/total_loss': 2.1747518,</text:p>
      <text:p text:style-name="Standard"><text:s/>'learning_rate': 0.04}</text:p>
      <text:p text:style-name="Standard"><text:soft-page-break/>INFO:tensorflow:Step 2100 per-step time 24.252s</text:p>
      <text:p text:style-name="Standard">I0711 12:19:37.109608 140571752519488 model_lib_v2.py:698] Step 2100 per-step time 24.252s</text:p>
      <text:p text:style-name="Standard">INFO:tensorflow:{'Loss/classification_loss': 0.70346355,</text:p>
      <text:p text:style-name="Standard"><text:s/>'Loss/localization_loss': 0.37312654,</text:p>
      <text:p text:style-name="Standard"><text:s/>'Loss/regularization_loss': 1.0184422,</text:p>
      <text:p text:style-name="Standard"><text:s/>'Loss/total_loss': 2.0950322,</text:p>
      <text:p text:style-name="Standard"><text:s/>'learning_rate': 0.039998136}</text:p>
      <text:p text:style-name="Standard">I0711 12:19:37.111344 140571752519488 model_lib_v2.py:701] {'Loss/classification_loss': 0.70346355,</text:p>
      <text:p text:style-name="Standard"><text:s/>'Loss/localization_loss': 0.37312654,</text:p>
      <text:p text:style-name="Standard"><text:s/>'Loss/regularization_loss': 1.0184422,</text:p>
      <text:p text:style-name="Standard"><text:s/>'Loss/total_loss': 2.0950322,</text:p>
      <text:p text:style-name="Standard"><text:s/>'learning_rate': 0.039998136}</text:p>
      <text:p text:style-name="Standard">INFO:tensorflow:Step 2200 per-step time 24.297s</text:p>
      <text:p text:style-name="Standard">I0711 13:00:06.811464 140571752519488 model_lib_v2.py:698] Step 2200 per-step time 24.297s</text:p>
      <text:p text:style-name="Standard">INFO:tensorflow:{'Loss/classification_loss': 0.6768859,</text:p>
      <text:p text:style-name="Standard"><text:s/>'Loss/localization_loss': 0.42643785,</text:p>
      <text:p text:style-name="Standard"><text:s/>'Loss/regularization_loss': 0.98777574,</text:p>
      <text:p text:style-name="Standard"><text:s/>'Loss/total_loss': 2.0910995,</text:p>
      <text:p text:style-name="Standard"><text:s/>'learning_rate': 0.039992537}</text:p>
      <text:p text:style-name="Standard">I0711 13:00:06.812525 140571752519488 model_lib_v2.py:701] {'Loss/classification_loss': 0.6768859,</text:p>
      <text:p text:style-name="Standard"><text:s/>'Loss/localization_loss': 0.42643785,</text:p>
      <text:p text:style-name="Standard"><text:s/>'Loss/regularization_loss': 0.98777574,</text:p>
      <text:p text:style-name="Standard"><text:s/>'Loss/total_loss': 2.0910995,</text:p>
      <text:p text:style-name="Standard"><text:s/>'learning_rate': 0.039992537}</text:p>
      <text:p text:style-name="Standard">INFO:tensorflow:Step 2300 per-step time 24.449s</text:p>
      <text:p text:style-name="Standard">I0711 13:40:51.722021 140571752519488 model_lib_v2.py:698] Step 2300 per-step time 24.449s</text:p>
      <text:p text:style-name="Standard">INFO:tensorflow:{'Loss/classification_loss': 0.6798915,</text:p>
      <text:p text:style-name="Standard"><text:s/>'Loss/localization_loss': 0.44647786,</text:p>
      <text:p text:style-name="Standard"><text:s/>'Loss/regularization_loss': 0.9583159,</text:p>
      <text:p text:style-name="Standard"><text:s/>'Loss/total_loss': 2.0846853,</text:p>
      <text:p text:style-name="Standard"><text:s/>'learning_rate': 0.03998321}</text:p>
      <text:p text:style-name="Standard">I0711 13:40:51.723630 140571752519488 model_lib_v2.py:701] {'Loss/classification_loss': 0.6798915,</text:p>
      <text:p text:style-name="Standard"><text:s/>'Loss/localization_loss': 0.44647786,</text:p>
      <text:p text:style-name="Standard"><text:s/>'Loss/regularization_loss': 0.9583159,</text:p>
      <text:p text:style-name="Standard"><text:s/>'Loss/total_loss': 2.0846853,</text:p>
      <text:p text:style-name="Standard"><text:s/>'learning_rate': 0.03998321}</text:p>
      <text:p text:style-name="Standard">INFO:tensorflow:Step 2400 per-step time 24.146s</text:p>
      <text:p text:style-name="Standard">I0711 14:21:06.336925 140571752519488 model_lib_v2.py:698] Step 2400 per-step time 24.146s</text:p>
      <text:p text:style-name="Standard">INFO:tensorflow:{'Loss/classification_loss': 0.78959054,</text:p>
      <text:p text:style-name="Standard"><text:s/>'Loss/localization_loss': 0.42325225,</text:p>
      <text:p text:style-name="Standard"><text:s/>'Loss/regularization_loss': 0.9294512,</text:p>
      <text:p text:style-name="Standard"><text:s/>'Loss/total_loss': 2.142294,</text:p>
      <text:p text:style-name="Standard"><text:s/>'learning_rate': 0.039970152}</text:p>
      <text:p text:style-name="Standard">I0711 14:21:06.337314 140571752519488 model_lib_v2.py:701] {'Loss/classification_loss': 0.78959054,</text:p>
      <text:p text:style-name="Standard"><text:s/>'Loss/localization_loss': 0.42325225,</text:p>
      <text:p text:style-name="Standard"><text:s/>'Loss/regularization_loss': 0.9294512,</text:p>
      <text:p text:style-name="Standard"><text:s/>'Loss/total_loss': 2.142294,</text:p>
      <text:p text:style-name="Standard"><text:s/>'learning_rate': 0.039970152}</text:p>
      <text:p text:style-name="Standard"><text:soft-page-break/>INFO:tensorflow:Step 2500 per-step time 25.307s</text:p>
      <text:p text:style-name="Standard">I0711 15:03:17.035867 140571752519488 model_lib_v2.py:698] Step 2500 per-step time 25.307s</text:p>
      <text:p text:style-name="Standard">INFO:tensorflow:{'Loss/classification_loss': 0.78484017,</text:p>
      <text:p text:style-name="Standard"><text:s/>'Loss/localization_loss': 0.5700925,</text:p>
      <text:p text:style-name="Standard"><text:s/>'Loss/regularization_loss': 0.9016118,</text:p>
      <text:p text:style-name="Standard"><text:s/>'Loss/total_loss': 2.2565444,</text:p>
      <text:p text:style-name="Standard"><text:s/>'learning_rate': 0.039953373}</text:p>
      <text:p text:style-name="Standard">I0711 15:03:17.038351 140571752519488 model_lib_v2.py:701] {'Loss/classification_loss': 0.78484017,</text:p>
      <text:p text:style-name="Standard"><text:s/>'Loss/localization_loss': 0.5700925,</text:p>
      <text:p text:style-name="Standard"><text:s/>'Loss/regularization_loss': 0.9016118,</text:p>
      <text:p text:style-name="Standard"><text:s/>'Loss/total_loss': 2.2565444,</text:p>
      <text:p text:style-name="Standard"><text:s/>'learning_rate': 0.039953373}</text:p>
      <text:p text:style-name="Standard">INFO:tensorflow:Step 2600 per-step time 26.196s</text:p>
      <text:p text:style-name="Standard">I0711 15:46:56.592971 140571752519488 model_lib_v2.py:698] Step 2600 per-step time 26.196s</text:p>
      <text:p text:style-name="Standard">INFO:tensorflow:{'Loss/classification_loss': 0.7277073,</text:p>
      <text:p text:style-name="Standard"><text:s/>'Loss/localization_loss': 0.41928202,</text:p>
      <text:p text:style-name="Standard"><text:s/>'Loss/regularization_loss': 0.874499,</text:p>
      <text:p text:style-name="Standard"><text:s/>'Loss/total_loss': 2.0214884,</text:p>
      <text:p text:style-name="Standard"><text:s/>'learning_rate': 0.03993287}</text:p>
      <text:p text:style-name="Standard">I0711 15:46:56.595275 140571752519488 model_lib_v2.py:701] {'Loss/classification_loss': 0.7277073,</text:p>
      <text:p text:style-name="Standard"><text:s/>'Loss/localization_loss': 0.41928202,</text:p>
      <text:p text:style-name="Standard"><text:s/>'Loss/regularization_loss': 0.874499,</text:p>
      <text:p text:style-name="Standard"><text:s/>'Loss/total_loss': 2.0214884,</text:p>
      <text:p text:style-name="Standard"><text:s/>'learning_rate': 0.03993287}</text:p>
      <text:p text:style-name="Standard">INFO:tensorflow:Step 2700 per-step time 24.153s</text:p>
      <text:p text:style-name="Standard">I0711 16:27:11.887568 140571752519488 model_lib_v2.py:698] Step 2700 per-step time 24.153s</text:p>
      <text:p text:style-name="Standard">INFO:tensorflow:{'Loss/classification_loss': 0.73513913,</text:p>
      <text:p text:style-name="Standard"><text:s/>'Loss/localization_loss': 0.35922468,</text:p>
      <text:p text:style-name="Standard"><text:s/>'Loss/regularization_loss': 0.8482194,</text:p>
      <text:p text:style-name="Standard"><text:s/>'Loss/total_loss': 1.9425832,</text:p>
      <text:p text:style-name="Standard"><text:s/>'learning_rate': 0.039908648}</text:p>
      <text:p text:style-name="Standard">I0711 16:27:11.888046 140571752519488 model_lib_v2.py:701] {'Loss/classification_loss': 0.73513913,</text:p>
      <text:p text:style-name="Standard"><text:s/>'Loss/localization_loss': 0.35922468,</text:p>
      <text:p text:style-name="Standard"><text:s/>'Loss/regularization_loss': 0.8482194,</text:p>
      <text:p text:style-name="Standard"><text:s/>'Loss/total_loss': 1.9425832,</text:p>
      <text:p text:style-name="Standard"><text:s/>'learning_rate': 0.039908648}</text:p>
      <text:p text:style-name="Standard">INFO:tensorflow:Step 2800 per-step time 24.211s</text:p>
      <text:p text:style-name="Standard">I0711 17:07:33.012585 140571752519488 model_lib_v2.py:698] Step 2800 per-step time 24.211s</text:p>
      <text:p text:style-name="Standard">INFO:tensorflow:{'Loss/classification_loss': 0.64735776,</text:p>
      <text:p text:style-name="Standard"><text:s/>'Loss/localization_loss': 0.5754017,</text:p>
      <text:p text:style-name="Standard"><text:s/>'Loss/regularization_loss': 0.82287735,</text:p>
      <text:p text:style-name="Standard"><text:s/>'Loss/total_loss': 2.045637,</text:p>
      <text:p text:style-name="Standard"><text:s/>'learning_rate': 0.039880715}</text:p>
      <text:p text:style-name="Standard">I0711 17:07:33.012856 140571752519488 model_lib_v2.py:701] {'Loss/classification_loss': 0.64735776,</text:p>
      <text:p text:style-name="Standard"><text:s/>'Loss/localization_loss': 0.5754017,</text:p>
      <text:p text:style-name="Standard"><text:s/>'Loss/regularization_loss': 0.82287735,</text:p>
      <text:p text:style-name="Standard"><text:s/>'Loss/total_loss': 2.045637,</text:p>
      <text:p text:style-name="Standard"><text:s/>'learning_rate': 0.039880715}</text:p>
      <text:p text:style-name="Standard"><text:soft-page-break/>INFO:tensorflow:Step 2900 per-step time 24.380s</text:p>
      <text:p text:style-name="Standard">I0711 17:48:10.965905 140571752519488 model_lib_v2.py:698] Step 2900 per-step time 24.380s</text:p>
      <text:p text:style-name="Standard">INFO:tensorflow:{'Loss/classification_loss': 0.5761726,</text:p>
      <text:p text:style-name="Standard"><text:s/>'Loss/localization_loss': 0.2738164,</text:p>
      <text:p text:style-name="Standard"><text:s/>'Loss/regularization_loss': 0.7987287,</text:p>
      <text:p text:style-name="Standard"><text:s/>'Loss/total_loss': 1.6487176,</text:p>
      <text:p text:style-name="Standard"><text:s/>'learning_rate': 0.039849065}</text:p>
      <text:p text:style-name="Standard">I0711 17:48:10.966269 140571752519488 model_lib_v2.py:701] {'Loss/classification_loss': 0.5761726,</text:p>
      <text:p text:style-name="Standard"><text:s/>'Loss/localization_loss': 0.2738164,</text:p>
      <text:p text:style-name="Standard"><text:s/>'Loss/regularization_loss': 0.7987287,</text:p>
      <text:p text:style-name="Standard"><text:s/>'Loss/total_loss': 1.6487176,</text:p>
      <text:p text:style-name="Standard"><text:s/>'learning_rate': 0.039849065}</text:p>
      <text:p text:style-name="Standard">INFO:tensorflow:Step 3000 per-step time 24.870s</text:p>
      <text:p text:style-name="Standard">I0711 18:29:38.031973 140571752519488 model_lib_v2.py:698] Step 3000 per-step time 24.870s</text:p>
      <text:p text:style-name="Standard">INFO:tensorflow:{'Loss/classification_loss': 0.56565255,</text:p>
      <text:p text:style-name="Standard"><text:s/>'Loss/localization_loss': 0.31297734,</text:p>
      <text:p text:style-name="Standard"><text:s/>'Loss/regularization_loss': 0.7748081,</text:p>
      <text:p text:style-name="Standard"><text:s/>'Loss/total_loss': 1.6534381,</text:p>
      <text:p text:style-name="Standard"><text:s/>'learning_rate': 0.03981372}</text:p>
      <text:p text:style-name="Standard">I0711 18:29:38.034131 140571752519488 model_lib_v2.py:701] {'Loss/classification_loss': 0.56565255,</text:p>
      <text:p text:style-name="Standard"><text:s/>'Loss/localization_loss': 0.31297734,</text:p>
      <text:p text:style-name="Standard"><text:s/>'Loss/regularization_loss': 0.7748081,</text:p>
      <text:p text:style-name="Standard"><text:s/>'Loss/total_loss': 1.6534381,</text:p>
      <text:p text:style-name="Standard"><text:s/>'learning_rate': 0.03981372}</text:p>
      <text:p text:style-name="Standard">INFO:tensorflow:Step 3100 per-step time 25.291s</text:p>
      <text:p text:style-name="Standard">I0711 19:11:47.114087 140571752519488 model_lib_v2.py:698] Step 3100 per-step time 25.291s</text:p>
      <text:p text:style-name="Standard">INFO:tensorflow:{'Loss/classification_loss': 0.60377663,</text:p>
      <text:p text:style-name="Standard"><text:s/>'Loss/localization_loss': 0.38251594,</text:p>
      <text:p text:style-name="Standard"><text:s/>'Loss/regularization_loss': 0.75151914,</text:p>
      <text:p text:style-name="Standard"><text:s/>'Loss/total_loss': 1.7378118,</text:p>
      <text:p text:style-name="Standard"><text:s/>'learning_rate': 0.03977467}</text:p>
      <text:p text:style-name="Standard">I0711 19:11:47.119292 140571752519488 model_lib_v2.py:701] {'Loss/classification_loss': 0.60377663,</text:p>
      <text:p text:style-name="Standard"><text:s/>'Loss/localization_loss': 0.38251594,</text:p>
      <text:p text:style-name="Standard"><text:s/>'Loss/regularization_loss': 0.75151914,</text:p>
      <text:p text:style-name="Standard"><text:s/>'Loss/total_loss': 1.7378118,</text:p>
      <text:p text:style-name="Standard"><text:s/>'learning_rate': 0.03977467}</text:p>
      <text:p text:style-name="Standard">INFO:tensorflow:Step 3200 per-step time 24.545s</text:p>
      <text:p text:style-name="Standard">I0711 19:52:41.644244 140571752519488 model_lib_v2.py:698] Step 3200 per-step time 24.545s</text:p>
      <text:p text:style-name="Standard">INFO:tensorflow:{'Loss/classification_loss': 0.8664666,</text:p>
      <text:p text:style-name="Standard"><text:s/>'Loss/localization_loss': 0.4170092,</text:p>
      <text:p text:style-name="Standard"><text:s/>'Loss/regularization_loss': 0.7291217,</text:p>
      <text:p text:style-name="Standard"><text:s/>'Loss/total_loss': 2.0125976,</text:p>
      <text:p text:style-name="Standard"><text:s/>'learning_rate': 0.03973194}</text:p>
      <text:p text:style-name="Standard">I0711 19:52:41.645937 140571752519488 model_lib_v2.py:701] {'Loss/classification_loss': 0.8664666,</text:p>
      <text:p text:style-name="Standard"><text:s/>'Loss/localization_loss': 0.4170092,</text:p>
      <text:p text:style-name="Standard"><text:s/>'Loss/regularization_loss': 0.7291217,</text:p>
      <text:p text:style-name="Standard"><text:s/>'Loss/total_loss': 2.0125976,</text:p>
      <text:p text:style-name="Standard"><text:s/>'learning_rate': 0.03973194}</text:p>
      <text:p text:style-name="Standard"><text:soft-page-break/>INFO:tensorflow:Step 3300 per-step time 24.725s</text:p>
      <text:p text:style-name="Standard">I0711 20:33:54.138002 140571752519488 model_lib_v2.py:698] Step 3300 per-step time 24.725s</text:p>
      <text:p text:style-name="Standard">INFO:tensorflow:{'Loss/classification_loss': 0.751573,</text:p>
      <text:p text:style-name="Standard"><text:s/>'Loss/localization_loss': 0.5452617,</text:p>
      <text:p text:style-name="Standard"><text:s/>'Loss/regularization_loss': 0.7075112,</text:p>
      <text:p text:style-name="Standard"><text:s/>'Loss/total_loss': 2.004346,</text:p>
      <text:p text:style-name="Standard"><text:s/>'learning_rate': 0.03968552}</text:p>
      <text:p text:style-name="Standard">I0711 20:33:54.138288 140571752519488 model_lib_v2.py:701] {'Loss/classification_loss': 0.751573,</text:p>
      <text:p text:style-name="Standard"><text:s/>'Loss/localization_loss': 0.5452617,</text:p>
      <text:p text:style-name="Standard"><text:s/>'Loss/regularization_loss': 0.7075112,</text:p>
      <text:p text:style-name="Standard"><text:s/>'Loss/total_loss': 2.004346,</text:p>
      <text:p text:style-name="Standard"><text:s/>'learning_rate': 0.03968552}</text:p>
      <text:p text:style-name="Standard">INFO:tensorflow:Step 3400 per-step time 24.570s</text:p>
      <text:p text:style-name="Standard">I0711 21:14:51.182090 140571752519488 model_lib_v2.py:698] Step 3400 per-step time 24.570s</text:p>
      <text:p text:style-name="Standard">INFO:tensorflow:{'Loss/classification_loss': 0.8419871,</text:p>
      <text:p text:style-name="Standard"><text:s/>'Loss/localization_loss': 0.57359016,</text:p>
      <text:p text:style-name="Standard"><text:s/>'Loss/regularization_loss': 0.68671876,</text:p>
      <text:p text:style-name="Standard"><text:s/>'Loss/total_loss': 2.102296,</text:p>
      <text:p text:style-name="Standard"><text:s/>'learning_rate': 0.039635435}</text:p>
      <text:p text:style-name="Standard">I0711 21:14:51.183196 140571752519488 model_lib_v2.py:701] {'Loss/classification_loss': 0.8419871,</text:p>
      <text:p text:style-name="Standard"><text:s/>'Loss/localization_loss': 0.57359016,</text:p>
      <text:p text:style-name="Standard"><text:s/>'Loss/regularization_loss': 0.68671876,</text:p>
      <text:p text:style-name="Standard"><text:s/>'Loss/total_loss': 2.102296,</text:p>
      <text:p text:style-name="Standard"><text:s/>'learning_rate': 0.039635435}</text:p>
      <text:p text:style-name="Standard">INFO:tensorflow:Step 3500 per-step time 24.510s</text:p>
      <text:p text:style-name="Standard">I0711 21:55:42.210429 140571752519488 model_lib_v2.py:698] Step 3500 per-step time 24.510s</text:p>
      <text:p text:style-name="Standard">INFO:tensorflow:{'Loss/classification_loss': 0.86444926,</text:p>
      <text:p text:style-name="Standard"><text:s/>'Loss/localization_loss': 0.42402032,</text:p>
      <text:p text:style-name="Standard"><text:s/>'Loss/regularization_loss': 0.66664153,</text:p>
      <text:p text:style-name="Standard"><text:s/>'Loss/total_loss': 1.9551111,</text:p>
      <text:p text:style-name="Standard"><text:s/>'learning_rate': 0.03958168}</text:p>
      <text:p text:style-name="Standard">I0711 21:55:42.211990 140571752519488 model_lib_v2.py:701] {'Loss/classification_loss': 0.86444926,</text:p>
      <text:p text:style-name="Standard"><text:s/>'Loss/localization_loss': 0.42402032,</text:p>
      <text:p text:style-name="Standard"><text:s/>'Loss/regularization_loss': 0.66664153,</text:p>
      <text:p text:style-name="Standard"><text:s/>'Loss/total_loss': 1.9551111,</text:p>
      <text:p text:style-name="Standard"><text:s/>'learning_rate': 0.03958168}</text:p>
      <text:p text:style-name="Standard">INFO:tensorflow:Step 3600 per-step time 24.520s</text:p>
      <text:p text:style-name="Standard">I0711 22:36:34.246785 140571752519488 model_lib_v2.py:698] Step 3600 per-step time 24.520s</text:p>
      <text:p text:style-name="Standard">INFO:tensorflow:{'Loss/classification_loss': 0.7129277,</text:p>
      <text:p text:style-name="Standard"><text:s/>'Loss/localization_loss': 0.4664427,</text:p>
      <text:p text:style-name="Standard"><text:s/>'Loss/regularization_loss': 0.64715767,</text:p>
      <text:p text:style-name="Standard"><text:s/>'Loss/total_loss': 1.8265281,</text:p>
      <text:p text:style-name="Standard"><text:s/>'learning_rate': 0.039524276}</text:p>
      <text:p text:style-name="Standard">I0711 22:36:34.248063 140571752519488 model_lib_v2.py:701] {'Loss/classification_loss': 0.7129277,</text:p>
      <text:p text:style-name="Standard"><text:s/>'Loss/localization_loss': 0.4664427,</text:p>
      <text:p text:style-name="Standard"><text:s/>'Loss/regularization_loss': 0.64715767,</text:p>
      <text:p text:style-name="Standard"><text:s/>'Loss/total_loss': 1.8265281,</text:p>
      <text:p text:style-name="Standard"><text:s/>'learning_rate': 0.039524276}</text:p>
      <text:p text:style-name="Standard"><text:soft-page-break/>INFO:tensorflow:Step 3700 per-step time 24.471s</text:p>
      <text:p text:style-name="Standard">I0711 23:17:21.309364 140571752519488 model_lib_v2.py:698] Step 3700 per-step time 24.471s</text:p>
      <text:p text:style-name="Standard">INFO:tensorflow:{'Loss/classification_loss': 0.6623579,</text:p>
      <text:p text:style-name="Standard"><text:s/>'Loss/localization_loss': 0.34875748,</text:p>
      <text:p text:style-name="Standard"><text:s/>'Loss/regularization_loss': 0.62852633,</text:p>
      <text:p text:style-name="Standard"><text:s/>'Loss/total_loss': 1.6396418,</text:p>
      <text:p text:style-name="Standard"><text:s/>'learning_rate': 0.03946323}</text:p>
      <text:p text:style-name="Standard">I0711 23:17:21.310664 140571752519488 model_lib_v2.py:701] {'Loss/classification_loss': 0.6623579,</text:p>
      <text:p text:style-name="Standard"><text:s/>'Loss/localization_loss': 0.34875748,</text:p>
      <text:p text:style-name="Standard"><text:s/>'Loss/regularization_loss': 0.62852633,</text:p>
      <text:p text:style-name="Standard"><text:s/>'Loss/total_loss': 1.6396418,</text:p>
      <text:p text:style-name="Standard"><text:s/>'learning_rate': 0.03946323}</text:p>
      <text:p text:style-name="Standard">INFO:tensorflow:Step 3800 per-step time 24.422s</text:p>
      <text:p text:style-name="Standard">I0711 23:58:03.506103 140571752519488 model_lib_v2.py:698] Step 3800 per-step time 24.422s</text:p>
      <text:p text:style-name="Standard">INFO:tensorflow:{'Loss/classification_loss': 0.57242215,</text:p>
      <text:p text:style-name="Standard"><text:s/>'Loss/localization_loss': 0.40939817,</text:p>
      <text:p text:style-name="Standard"><text:s/>'Loss/regularization_loss': 0.61073,</text:p>
      <text:p text:style-name="Standard"><text:s/>'Loss/total_loss': 1.5925503,</text:p>
      <text:p text:style-name="Standard"><text:s/>'learning_rate': 0.039398547}</text:p>
      <text:p text:style-name="Standard">I0711 23:58:03.506532 140571752519488 model_lib_v2.py:701] {'Loss/classification_loss': 0.57242215,</text:p>
      <text:p text:style-name="Standard"><text:s/>'Loss/localization_loss': 0.40939817,</text:p>
      <text:p text:style-name="Standard"><text:s/>'Loss/regularization_loss': 0.61073,</text:p>
      <text:p text:style-name="Standard"><text:s/>'Loss/total_loss': 1.5925503,</text:p>
      <text:p text:style-name="Standard"><text:s/>'learning_rate': 0.039398547}</text:p>
      <text:p text:style-name="Standard">INFO:tensorflow:Step 3900 per-step time 24.384s</text:p>
      <text:p text:style-name="Standard">I0712 00:38:41.953181 140571752519488 model_lib_v2.py:698] Step 3900 per-step time 24.384s</text:p>
      <text:p text:style-name="Standard">INFO:tensorflow:{'Loss/classification_loss': 0.6004156,</text:p>
      <text:p text:style-name="Standard"><text:s/>'Loss/localization_loss': 0.3068474,</text:p>
      <text:p text:style-name="Standard"><text:s/>'Loss/regularization_loss': 0.59311885,</text:p>
      <text:p text:style-name="Standard"><text:s/>'Loss/total_loss': 1.5003818,</text:p>
      <text:p text:style-name="Standard"><text:s/>'learning_rate': 0.039330248}</text:p>
      <text:p text:style-name="Standard">I0712 00:38:41.953491 140571752519488 model_lib_v2.py:701] {'Loss/classification_loss': 0.6004156,</text:p>
      <text:p text:style-name="Standard"><text:s/>'Loss/localization_loss': 0.3068474,</text:p>
      <text:p text:style-name="Standard"><text:s/>'Loss/regularization_loss': 0.59311885,</text:p>
      <text:p text:style-name="Standard"><text:s/>'Loss/total_loss': 1.5003818,</text:p>
      <text:p text:style-name="Standard"><text:s/>'learning_rate': 0.039330248}</text:p>
      <text:p text:style-name="Standard">INFO:tensorflow:Step 4000 per-step time 25.252s</text:p>
      <text:p text:style-name="Standard">I0712 01:20:47.178025 140571752519488 model_lib_v2.py:698] Step 4000 per-step time 25.252s</text:p>
      <text:p text:style-name="Standard">INFO:tensorflow:{'Loss/classification_loss': 0.6392958,</text:p>
      <text:p text:style-name="Standard"><text:s/>'Loss/localization_loss': 0.41342992,</text:p>
      <text:p text:style-name="Standard"><text:s/>'Loss/regularization_loss': 0.5762124,</text:p>
      <text:p text:style-name="Standard"><text:s/>'Loss/total_loss': 1.6289382,</text:p>
      <text:p text:style-name="Standard"><text:s/>'learning_rate': 0.039258346}</text:p>
      <text:p text:style-name="Standard">I0712 01:20:47.178972 140571752519488 model_lib_v2.py:701] {'Loss/classification_loss': 0.6392958,</text:p>
      <text:p text:style-name="Standard"><text:s/>'Loss/localization_loss': 0.41342992,</text:p>
      <text:p text:style-name="Standard"><text:s/>'Loss/regularization_loss': 0.5762124,</text:p>
      <text:p text:style-name="Standard"><text:s/>'Loss/total_loss': 1.6289382,</text:p>
      <text:p text:style-name="Standard"><text:s/>'learning_rate': 0.039258346}</text:p>
      <text:p text:style-name="Standard"><text:soft-page-break/>INFO:tensorflow:Step 4100 per-step time 24.582s</text:p>
      <text:p text:style-name="Standard">I0712 02:01:45.398287 140571752519488 model_lib_v2.py:698] Step 4100 per-step time 24.582s</text:p>
      <text:p text:style-name="Standard">INFO:tensorflow:{'Loss/classification_loss': 0.7624099,</text:p>
      <text:p text:style-name="Standard"><text:s/>'Loss/localization_loss': 0.4890979,</text:p>
      <text:p text:style-name="Standard"><text:s/>'Loss/regularization_loss': 0.55992115,</text:p>
      <text:p text:style-name="Standard"><text:s/>'Loss/total_loss': 1.811429,</text:p>
      <text:p text:style-name="Standard"><text:s/>'learning_rate': 0.03918285}</text:p>
      <text:p text:style-name="Standard">I0712 02:01:45.399415 140571752519488 model_lib_v2.py:701] {'Loss/classification_loss': 0.7624099,</text:p>
      <text:p text:style-name="Standard"><text:s/>'Loss/localization_loss': 0.4890979,</text:p>
      <text:p text:style-name="Standard"><text:s/>'Loss/regularization_loss': 0.55992115,</text:p>
      <text:p text:style-name="Standard"><text:s/>'Loss/total_loss': 1.811429,</text:p>
      <text:p text:style-name="Standard"><text:s/>'learning_rate': 0.03918285}</text:p>
      <text:p text:style-name="Standard">INFO:tensorflow:Step 4200 per-step time 24.323s</text:p>
      <text:p text:style-name="Standard">I0712 02:42:17.706121 140571752519488 model_lib_v2.py:698] Step 4200 per-step time 24.323s</text:p>
      <text:p text:style-name="Standard">INFO:tensorflow:{'Loss/classification_loss': 0.6887697,</text:p>
      <text:p text:style-name="Standard"><text:s/>'Loss/localization_loss': 0.2905533,</text:p>
      <text:p text:style-name="Standard"><text:s/>'Loss/regularization_loss': 0.5441928,</text:p>
      <text:p text:style-name="Standard"><text:s/>'Loss/total_loss': 1.5235158,</text:p>
      <text:p text:style-name="Standard"><text:s/>'learning_rate': 0.03910377}</text:p>
      <text:p text:style-name="Standard">I0712 02:42:17.707674 140571752519488 model_lib_v2.py:701] {'Loss/classification_loss': 0.6887697,</text:p>
      <text:p text:style-name="Standard"><text:s/>'Loss/localization_loss': 0.2905533,</text:p>
      <text:p text:style-name="Standard"><text:s/>'Loss/regularization_loss': 0.5441928,</text:p>
      <text:p text:style-name="Standard"><text:s/>'Loss/total_loss': 1.5235158,</text:p>
      <text:p text:style-name="Standard"><text:s/>'learning_rate': 0.03910377}</text:p>
      <text:p text:style-name="Standard">INFO:tensorflow:Step 4300 per-step time 24.518s</text:p>
      <text:p text:style-name="Standard">I0712 03:23:09.520780 140571752519488 model_lib_v2.py:698] Step 4300 per-step time 24.518s</text:p>
      <text:p text:style-name="Standard">INFO:tensorflow:{'Loss/classification_loss': 0.7298546,</text:p>
      <text:p text:style-name="Standard"><text:s/>'Loss/localization_loss': 0.52295,</text:p>
      <text:p text:style-name="Standard"><text:s/>'Loss/regularization_loss': 0.5291819,</text:p>
      <text:p text:style-name="Standard"><text:s/>'Loss/total_loss': 1.7819865,</text:p>
      <text:p text:style-name="Standard"><text:s/>'learning_rate': 0.039021127}</text:p>
      <text:p text:style-name="Standard">I0712 03:23:09.521291 140571752519488 model_lib_v2.py:701] {'Loss/classification_loss': 0.7298546,</text:p>
      <text:p text:style-name="Standard"><text:s/>'Loss/localization_loss': 0.52295,</text:p>
      <text:p text:style-name="Standard"><text:s/>'Loss/regularization_loss': 0.5291819,</text:p>
      <text:p text:style-name="Standard"><text:s/>'Loss/total_loss': 1.7819865,</text:p>
      <text:p text:style-name="Standard"><text:s/>'learning_rate': 0.039021127}</text:p>
      <text:p text:style-name="Standard">INFO:tensorflow:Step 4400 per-step time 24.147s</text:p>
      <text:p text:style-name="Standard">I0712 04:03:24.211107 140571752519488 model_lib_v2.py:698] Step 4400 per-step time 24.147s</text:p>
      <text:p text:style-name="Standard">INFO:tensorflow:{'Loss/classification_loss': 0.696291,</text:p>
      <text:p text:style-name="Standard"><text:s/>'Loss/localization_loss': 0.5014106,</text:p>
      <text:p text:style-name="Standard"><text:s/>'Loss/regularization_loss': 0.5144835,</text:p>
      <text:p text:style-name="Standard"><text:s/>'Loss/total_loss': 1.7121851,</text:p>
      <text:p text:style-name="Standard"><text:s/>'learning_rate': 0.03893494}</text:p>
      <text:p text:style-name="Standard">I0712 04:03:24.211408 140571752519488 model_lib_v2.py:701] {'Loss/classification_loss': 0.696291,</text:p>
      <text:p text:style-name="Standard"><text:s/>'Loss/localization_loss': 0.5014106,</text:p>
      <text:p text:style-name="Standard"><text:s/>'Loss/regularization_loss': 0.5144835,</text:p>
      <text:p text:style-name="Standard"><text:s/>'Loss/total_loss': 1.7121851,</text:p>
      <text:p text:style-name="Standard"><text:s/>'learning_rate': 0.03893494}</text:p>
      <text:p text:style-name="Standard"><text:soft-page-break/>INFO:tensorflow:Step 4500 per-step time 24.138s</text:p>
      <text:p text:style-name="Standard">I0712 04:43:38.004960 140571752519488 model_lib_v2.py:698] Step 4500 per-step time 24.138s</text:p>
      <text:p text:style-name="Standard">INFO:tensorflow:{'Loss/classification_loss': 0.69584376,</text:p>
      <text:p text:style-name="Standard"><text:s/>'Loss/localization_loss': 0.4691592,</text:p>
      <text:p text:style-name="Standard"><text:s/>'Loss/regularization_loss': 0.5002453,</text:p>
      <text:p text:style-name="Standard"><text:s/>'Loss/total_loss': 1.6652482,</text:p>
      <text:p text:style-name="Standard"><text:s/>'learning_rate': 0.03884522}</text:p>
      <text:p text:style-name="Standard">I0712 04:43:38.005289 140571752519488 model_lib_v2.py:701] {'Loss/classification_loss': 0.69584376,</text:p>
      <text:p text:style-name="Standard"><text:s/>'Loss/localization_loss': 0.4691592,</text:p>
      <text:p text:style-name="Standard"><text:s/>'Loss/regularization_loss': 0.5002453,</text:p>
      <text:p text:style-name="Standard"><text:s/>'Loss/total_loss': 1.6652482,</text:p>
      <text:p text:style-name="Standard"><text:s/>'learning_rate': 0.03884522}</text:p>
      <text:p text:style-name="Standard">INFO:tensorflow:Step 4600 per-step time 24.516s</text:p>
      <text:p text:style-name="Standard">I0712 05:24:29.566849 140571752519488 model_lib_v2.py:698] Step 4600 per-step time 24.516s</text:p>
      <text:p text:style-name="Standard">INFO:tensorflow:{'Loss/classification_loss': 0.8134889,</text:p>
      <text:p text:style-name="Standard"><text:s/>'Loss/localization_loss': 0.5191461,</text:p>
      <text:p text:style-name="Standard"><text:s/>'Loss/regularization_loss': 0.4867246,</text:p>
      <text:p text:style-name="Standard"><text:s/>'Loss/total_loss': 1.8193595,</text:p>
      <text:p text:style-name="Standard"><text:s/>'learning_rate': 0.03875198}</text:p>
      <text:p text:style-name="Standard">I0712 05:24:29.567125 140571752519488 model_lib_v2.py:701] {'Loss/classification_loss': 0.8134889,</text:p>
      <text:p text:style-name="Standard"><text:s/>'Loss/localization_loss': 0.5191461,</text:p>
      <text:p text:style-name="Standard"><text:s/>'Loss/regularization_loss': 0.4867246,</text:p>
      <text:p text:style-name="Standard"><text:s/>'Loss/total_loss': 1.8193595,</text:p>
      <text:p text:style-name="Standard"><text:s/>'learning_rate': 0.03875198}</text:p>
      <text:p text:style-name="Standard">INFO:tensorflow:Step 4700 per-step time 24.363s</text:p>
      <text:p text:style-name="Standard">I0712 06:05:05.847011 140571752519488 model_lib_v2.py:698] Step 4700 per-step time 24.363s</text:p>
      <text:p text:style-name="Standard">INFO:tensorflow:{'Loss/classification_loss': 0.5913524,</text:p>
      <text:p text:style-name="Standard"><text:s/>'Loss/localization_loss': 0.37752822,</text:p>
      <text:p text:style-name="Standard"><text:s/>'Loss/regularization_loss': 0.47371644,</text:p>
      <text:p text:style-name="Standard"><text:s/>'Loss/total_loss': 1.4425972,</text:p>
      <text:p text:style-name="Standard"><text:s/>'learning_rate': 0.038655244}</text:p>
      <text:p text:style-name="Standard">I0712 06:05:05.847335 140571752519488 model_lib_v2.py:701] {'Loss/classification_loss': 0.5913524,</text:p>
      <text:p text:style-name="Standard"><text:s/>'Loss/localization_loss': 0.37752822,</text:p>
      <text:p text:style-name="Standard"><text:s/>'Loss/regularization_loss': 0.47371644,</text:p>
      <text:p text:style-name="Standard"><text:s/>'Loss/total_loss': 1.4425972,</text:p>
      <text:p text:style-name="Standard"><text:s/>'learning_rate': 0.038655244}</text:p>
      <text:p text:style-name="Standard">INFO:tensorflow:Step 4800 per-step time 24.164s</text:p>
      <text:p text:style-name="Standard">I0712 06:45:22.224596 140571752519488 model_lib_v2.py:698] Step 4800 per-step time 24.164s</text:p>
      <text:p text:style-name="Standard">INFO:tensorflow:{'Loss/classification_loss': 0.68818665,</text:p>
      <text:p text:style-name="Standard"><text:s/>'Loss/localization_loss': 0.42755717,</text:p>
      <text:p text:style-name="Standard"><text:s/>'Loss/regularization_loss': 0.4614814,</text:p>
      <text:p text:style-name="Standard"><text:s/>'Loss/total_loss': 1.5772252,</text:p>
      <text:p text:style-name="Standard"><text:s/>'learning_rate': 0.038555026}</text:p>
      <text:p text:style-name="Standard">I0712 06:45:22.224868 140571752519488 model_lib_v2.py:701] {'Loss/classification_loss': 0.68818665,</text:p>
      <text:p text:style-name="Standard"><text:s/>'Loss/localization_loss': 0.42755717,</text:p>
      <text:p text:style-name="Standard"><text:s/>'Loss/regularization_loss': 0.4614814,</text:p>
      <text:p text:style-name="Standard"><text:s/>'Loss/total_loss': 1.5772252,</text:p>
      <text:p text:style-name="Standard"><text:s/>'learning_rate': 0.038555026}</text:p>
      <text:p text:style-name="Standard"><text:soft-page-break/>INFO:tensorflow:Step 4900 per-step time 24.275s</text:p>
      <text:p text:style-name="Standard">I0712 07:25:49.797853 140571752519488 model_lib_v2.py:698] Step 4900 per-step time 24.275s</text:p>
      <text:p text:style-name="Standard">INFO:tensorflow:{'Loss/classification_loss': 0.6895782,</text:p>
      <text:p text:style-name="Standard"><text:s/>'Loss/localization_loss': 0.3737062,</text:p>
      <text:p text:style-name="Standard"><text:s/>'Loss/regularization_loss': 0.44945168,</text:p>
      <text:p text:style-name="Standard"><text:s/>'Loss/total_loss': 1.5127361,</text:p>
      <text:p text:style-name="Standard"><text:s/>'learning_rate': 0.038451348}</text:p>
      <text:p text:style-name="Standard">I0712 07:25:49.799176 140571752519488 model_lib_v2.py:701] {'Loss/classification_loss': 0.6895782,</text:p>
      <text:p text:style-name="Standard"><text:s/>'Loss/localization_loss': 0.3737062,</text:p>
      <text:p text:style-name="Standard"><text:s/>'Loss/regularization_loss': 0.44945168,</text:p>
      <text:p text:style-name="Standard"><text:s/>'Loss/total_loss': 1.5127361,</text:p>
      <text:p text:style-name="Standard"><text:s/>'learning_rate': 0.038451348}</text:p>
      <text:p text:style-name="Standard">INFO:tensorflow:Step 5000 per-step time 24.201s</text:p>
      <text:p text:style-name="Standard">I0712 08:06:09.850261 140571752519488 model_lib_v2.py:698] Step 5000 per-step time 24.201s</text:p>
      <text:p text:style-name="Standard">INFO:tensorflow:{'Loss/classification_loss': 0.6171959,</text:p>
      <text:p text:style-name="Standard"><text:s/>'Loss/localization_loss': 0.23759595,</text:p>
      <text:p text:style-name="Standard"><text:s/>'Loss/regularization_loss': 0.43768817,</text:p>
      <text:p text:style-name="Standard"><text:s/>'Loss/total_loss': 1.29248,</text:p>
      <text:p text:style-name="Standard"><text:s/>'learning_rate': 0.038344227}</text:p>
      <text:p text:style-name="Standard">I0712 08:06:09.850499 140571752519488 model_lib_v2.py:701] {'Loss/classification_loss': 0.6171959,</text:p>
      <text:p text:style-name="Standard"><text:s/>'Loss/localization_loss': 0.23759595,</text:p>
      <text:p text:style-name="Standard"><text:s/>'Loss/regularization_loss': 0.43768817,</text:p>
      <text:p text:style-name="Standard"><text:s/>'Loss/total_loss': 1.29248,</text:p>
      <text:p text:style-name="Standard"><text:s/>'learning_rate': 0.038344227}</text:p>
      <text:p text:style-name="Standard">INFO:tensorflow:Step 5100 per-step time 24.352s</text:p>
      <text:p text:style-name="Standard">I0712 08:46:45.083884 140571752519488 model_lib_v2.py:698] Step 5100 per-step time 24.352s</text:p>
      <text:p text:style-name="Standard">INFO:tensorflow:{'Loss/classification_loss': 0.8477175,</text:p>
      <text:p text:style-name="Standard"><text:s/>'Loss/localization_loss': 0.43812472,</text:p>
      <text:p text:style-name="Standard"><text:s/>'Loss/regularization_loss': 0.4265914,</text:p>
      <text:p text:style-name="Standard"><text:s/>'Loss/total_loss': 1.7124336,</text:p>
      <text:p text:style-name="Standard"><text:s/>'learning_rate': 0.03823368}</text:p>
      <text:p text:style-name="Standard">I0712 08:46:45.084347 140571752519488 model_lib_v2.py:701] {'Loss/classification_loss': 0.8477175,</text:p>
      <text:p text:style-name="Standard"><text:s/>'Loss/localization_loss': 0.43812472,</text:p>
      <text:p text:style-name="Standard"><text:s/>'Loss/regularization_loss': 0.4265914,</text:p>
      <text:p text:style-name="Standard"><text:s/>'Loss/total_loss': 1.7124336,</text:p>
      <text:p text:style-name="Standard"><text:s/>'learning_rate': 0.03823368}</text:p>
      <text:p text:style-name="Standard">INFO:tensorflow:Step 5200 per-step time 24.466s</text:p>
      <text:p text:style-name="Standard">I0712 09:27:31.708684 140571752519488 model_lib_v2.py:698] Step 5200 per-step time 24.466s</text:p>
      <text:p text:style-name="Standard">INFO:tensorflow:{'Loss/classification_loss': 0.6507283,</text:p>
      <text:p text:style-name="Standard"><text:s/>'Loss/localization_loss': 0.40462673,</text:p>
      <text:p text:style-name="Standard"><text:s/>'Loss/regularization_loss': 0.41643402,</text:p>
      <text:p text:style-name="Standard"><text:s/>'Loss/total_loss': 1.4717891,</text:p>
      <text:p text:style-name="Standard"><text:s/>'learning_rate': 0.038119733}</text:p>
      <text:p text:style-name="Standard">I0712 09:27:31.708999 140571752519488 model_lib_v2.py:701] {'Loss/classification_loss': 0.6507283,</text:p>
      <text:p text:style-name="Standard"><text:s/>'Loss/localization_loss': 0.40462673,</text:p>
      <text:p text:style-name="Standard"><text:s/>'Loss/regularization_loss': 0.41643402,</text:p>
      <text:p text:style-name="Standard"><text:s/>'Loss/total_loss': 1.4717891,</text:p>
      <text:p text:style-name="Standard"><text:s/>'learning_rate': 0.038119733}</text:p>
      <text:p text:style-name="Standard"><text:soft-page-break/>INFO:tensorflow:Step 5300 per-step time 24.589s</text:p>
      <text:p text:style-name="Standard">I0712 10:08:30.565804 140571752519488 model_lib_v2.py:698] Step 5300 per-step time 24.589s</text:p>
      <text:p text:style-name="Standard">INFO:tensorflow:{'Loss/classification_loss': 0.57269806,</text:p>
      <text:p text:style-name="Standard"><text:s/>'Loss/localization_loss': 0.3991041,</text:p>
      <text:p text:style-name="Standard"><text:s/>'Loss/regularization_loss': 0.40914768,</text:p>
      <text:p text:style-name="Standard"><text:s/>'Loss/total_loss': 1.3809497,</text:p>
      <text:p text:style-name="Standard"><text:s/>'learning_rate': 0.03800241}</text:p>
      <text:p text:style-name="Standard">I0712 10:08:30.566085 140571752519488 model_lib_v2.py:701] {'Loss/classification_loss': 0.57269806,</text:p>
      <text:p text:style-name="Standard"><text:s/>'Loss/localization_loss': 0.3991041,</text:p>
      <text:p text:style-name="Standard"><text:s/>'Loss/regularization_loss': 0.40914768,</text:p>
      <text:p text:style-name="Standard"><text:s/>'Loss/total_loss': 1.3809497,</text:p>
      <text:p text:style-name="Standard"><text:s/>'learning_rate': 0.03800241}</text:p>
      <text:p text:style-name="Standard">INFO:tensorflow:Step 5400 per-step time 24.460s</text:p>
      <text:p text:style-name="Standard">I0712 10:49:16.530441 140571752519488 model_lib_v2.py:698] Step 5400 per-step time 24.460s</text:p>
      <text:p text:style-name="Standard">INFO:tensorflow:{'Loss/classification_loss': 0.53175163,</text:p>
      <text:p text:style-name="Standard"><text:s/>'Loss/localization_loss': 0.21134384,</text:p>
      <text:p text:style-name="Standard"><text:s/>'Loss/regularization_loss': 0.39920947,</text:p>
      <text:p text:style-name="Standard"><text:s/>'Loss/total_loss': 1.1423049,</text:p>
      <text:p text:style-name="Standard"><text:s/>'learning_rate': 0.037881725}</text:p>
      <text:p text:style-name="Standard">I0712 10:49:16.530683 140571752519488 model_lib_v2.py:701] {'Loss/classification_loss': 0.53175163,</text:p>
      <text:p text:style-name="Standard"><text:s/>'Loss/localization_loss': 0.21134384,</text:p>
      <text:p text:style-name="Standard"><text:s/>'Loss/regularization_loss': 0.39920947,</text:p>
      <text:p text:style-name="Standard"><text:s/>'Loss/total_loss': 1.1423049,</text:p>
      <text:p text:style-name="Standard"><text:s/>'learning_rate': 0.037881725}</text:p>
      <text:p text:style-name="Standard">INFO:tensorflow:Step 5500 per-step time 24.917s</text:p>
      <text:p text:style-name="Standard">I0712 11:30:48.286592 140571752519488 model_lib_v2.py:698] Step 5500 per-step time 24.917s</text:p>
      <text:p text:style-name="Standard">INFO:tensorflow:{'Loss/classification_loss': 0.7033615,</text:p>
      <text:p text:style-name="Standard"><text:s/>'Loss/localization_loss': 0.33226725,</text:p>
      <text:p text:style-name="Standard"><text:s/>'Loss/regularization_loss': 0.38959163,</text:p>
      <text:p text:style-name="Standard"><text:s/>'Loss/total_loss': 1.4252204,</text:p>
      <text:p text:style-name="Standard"><text:s/>'learning_rate': 0.037757702}</text:p>
      <text:p text:style-name="Standard">I0712 11:30:48.290490 140571752519488 model_lib_v2.py:701] {'Loss/classification_loss': 0.7033615,</text:p>
      <text:p text:style-name="Standard"><text:s/>'Loss/localization_loss': 0.33226725,</text:p>
      <text:p text:style-name="Standard"><text:s/>'Loss/regularization_loss': 0.38959163,</text:p>
      <text:p text:style-name="Standard"><text:s/>'Loss/total_loss': 1.4252204,</text:p>
      <text:p text:style-name="Standard"><text:s/>'learning_rate': 0.037757702}</text:p>
      <text:p text:style-name="Standard">INFO:tensorflow:Step 5600 per-step time 24.880s</text:p>
      <text:p text:style-name="Standard">I0712 12:12:16.302616 140571752519488 model_lib_v2.py:698] Step 5600 per-step time 24.880s</text:p>
      <text:p text:style-name="Standard">INFO:tensorflow:{'Loss/classification_loss': 0.65501237,</text:p>
      <text:p text:style-name="Standard"><text:s/>'Loss/localization_loss': 0.45345727,</text:p>
      <text:p text:style-name="Standard"><text:s/>'Loss/regularization_loss': 0.38045228,</text:p>
      <text:p text:style-name="Standard"><text:s/>'Loss/total_loss': 1.4889219,</text:p>
      <text:p text:style-name="Standard"><text:s/>'learning_rate': 0.03763037}</text:p>
      <text:p text:style-name="Standard">I0712 12:12:16.303848 140571752519488 model_lib_v2.py:701] {'Loss/classification_loss': 0.65501237,</text:p>
      <text:p text:style-name="Standard"><text:s/>'Loss/localization_loss': 0.45345727,</text:p>
      <text:p text:style-name="Standard"><text:s/>'Loss/regularization_loss': 0.38045228,</text:p>
      <text:p text:style-name="Standard"><text:s/>'Loss/total_loss': 1.4889219,</text:p>
      <text:p text:style-name="Standard"><text:s/>'learning_rate': 0.03763037}</text:p>
      <text:p text:style-name="Standard"><text:soft-page-break/>INFO:tensorflow:Step 5700 per-step time 24.785s</text:p>
      <text:p text:style-name="Standard">I0712 12:53:34.835062 140571752519488 model_lib_v2.py:698] Step 5700 per-step time 24.785s</text:p>
      <text:p text:style-name="Standard">INFO:tensorflow:{'Loss/classification_loss': 0.8226904,</text:p>
      <text:p text:style-name="Standard"><text:s/>'Loss/localization_loss': 0.43676418,</text:p>
      <text:p text:style-name="Standard"><text:s/>'Loss/regularization_loss': 0.37205985,</text:p>
      <text:p text:style-name="Standard"><text:s/>'Loss/total_loss': 1.6315145,</text:p>
      <text:p text:style-name="Standard"><text:s/>'learning_rate': 0.03749975}</text:p>
      <text:p text:style-name="Standard">I0712 12:53:34.836380 140571752519488 model_lib_v2.py:701] {'Loss/classification_loss': 0.8226904,</text:p>
      <text:p text:style-name="Standard"><text:s/>'Loss/localization_loss': 0.43676418,</text:p>
      <text:p text:style-name="Standard"><text:s/>'Loss/regularization_loss': 0.37205985,</text:p>
      <text:p text:style-name="Standard"><text:s/>'Loss/total_loss': 1.6315145,</text:p>
      <text:p text:style-name="Standard"><text:s/>'learning_rate': 0.03749975}</text:p>
      <text:p text:style-name="Standard">INFO:tensorflow:Step 5800 per-step time 24.484s</text:p>
      <text:p text:style-name="Standard">I0712 13:34:23.239416 140571752519488 model_lib_v2.py:698] Step 5800 per-step time 24.484s</text:p>
      <text:p text:style-name="Standard">INFO:tensorflow:{'Loss/classification_loss': 0.6076373,</text:p>
      <text:p text:style-name="Standard"><text:s/>'Loss/localization_loss': 0.3577921,</text:p>
      <text:p text:style-name="Standard"><text:s/>'Loss/regularization_loss': 0.36635435,</text:p>
      <text:p text:style-name="Standard"><text:s/>'Loss/total_loss': 1.3317838,</text:p>
      <text:p text:style-name="Standard"><text:s/>'learning_rate': 0.037365858}</text:p>
      <text:p text:style-name="Standard">I0712 13:34:23.240796 140571752519488 model_lib_v2.py:701] {'Loss/classification_loss': 0.6076373,</text:p>
      <text:p text:style-name="Standard"><text:s/>'Loss/localization_loss': 0.3577921,</text:p>
      <text:p text:style-name="Standard"><text:s/>'Loss/regularization_loss': 0.36635435,</text:p>
      <text:p text:style-name="Standard"><text:s/>'Loss/total_loss': 1.3317838,</text:p>
      <text:p text:style-name="Standard"><text:s/>'learning_rate': 0.037365858}</text:p>
      <text:p text:style-name="Standard">INFO:tensorflow:Step 5900 per-step time 26.204s</text:p>
      <text:p text:style-name="Standard">I0712 14:18:03.634884 140571752519488 model_lib_v2.py:698] Step 5900 per-step time 26.204s</text:p>
      <text:p text:style-name="Standard">INFO:tensorflow:{'Loss/classification_loss': 0.6805571,</text:p>
      <text:p text:style-name="Standard"><text:s/>'Loss/localization_loss': 0.36238685,</text:p>
      <text:p text:style-name="Standard"><text:s/>'Loss/regularization_loss': 0.3615165,</text:p>
      <text:p text:style-name="Standard"><text:s/>'Loss/total_loss': 1.4044604,</text:p>
      <text:p text:style-name="Standard"><text:s/>'learning_rate': 0.03722873}</text:p>
      <text:p text:style-name="Standard">I0712 14:18:03.635389 140571752519488 model_lib_v2.py:701] {'Loss/classification_loss': 0.6805571,</text:p>
      <text:p text:style-name="Standard"><text:s/>'Loss/localization_loss': 0.36238685,</text:p>
      <text:p text:style-name="Standard"><text:s/>'Loss/regularization_loss': 0.3615165,</text:p>
      <text:p text:style-name="Standard"><text:s/>'Loss/total_loss': 1.4044604,</text:p>
      <text:p text:style-name="Standard"><text:s/>'learning_rate': 0.03722873}</text:p>
      <text:p text:style-name="Standard">INFO:tensorflow:Step 6000 per-step time 47.591s</text:p>
      <text:p text:style-name="Standard">I0712 15:37:22.781116 140571752519488 model_lib_v2.py:698] Step 6000 per-step time 47.591s</text:p>
      <text:p text:style-name="Standard">INFO:tensorflow:{'Loss/classification_loss': 0.66756874,</text:p>
      <text:p text:style-name="Standard"><text:s/>'Loss/localization_loss': 0.45546728,</text:p>
      <text:p text:style-name="Standard"><text:s/>'Loss/regularization_loss': 0.35426167,</text:p>
      <text:p text:style-name="Standard"><text:s/>'Loss/total_loss': 1.4772978,</text:p>
      <text:p text:style-name="Standard"><text:s/>'learning_rate': 0.037088387}</text:p>
      <text:p text:style-name="Standard">I0712 15:37:22.781642 140571752519488 model_lib_v2.py:701] {'Loss/classification_loss': 0.66756874,</text:p>
      <text:p text:style-name="Standard"><text:s/>'Loss/localization_loss': 0.45546728,</text:p>
      <text:p text:style-name="Standard"><text:s/>'Loss/regularization_loss': 0.35426167,</text:p>
      <text:p text:style-name="Standard"><text:s/>'Loss/total_loss': 1.4772978,</text:p>
      <text:p text:style-name="Standard"><text:s/>'learning_rate': 0.037088387}</text:p>
      <text:p text:style-name="Standard"><text:soft-page-break/>INFO:tensorflow:Step 6100 per-step time 24.281s</text:p>
      <text:p text:style-name="Standard">I0712 16:17:50.854116 140571752519488 model_lib_v2.py:698] Step 6100 per-step time 24.281s</text:p>
      <text:p text:style-name="Standard">INFO:tensorflow:{'Loss/classification_loss': 0.8192387,</text:p>
      <text:p text:style-name="Standard"><text:s/>'Loss/localization_loss': 0.45451218,</text:p>
      <text:p text:style-name="Standard"><text:s/>'Loss/regularization_loss': 0.34805697,</text:p>
      <text:p text:style-name="Standard"><text:s/>'Loss/total_loss': 1.6218078,</text:p>
      <text:p text:style-name="Standard"><text:s/>'learning_rate': 0.036944855}</text:p>
      <text:p text:style-name="Standard">I0712 16:17:50.855592 140571752519488 model_lib_v2.py:701] {'Loss/classification_loss': 0.8192387,</text:p>
      <text:p text:style-name="Standard"><text:s/>'Loss/localization_loss': 0.45451218,</text:p>
      <text:p text:style-name="Standard"><text:s/>'Loss/regularization_loss': 0.34805697,</text:p>
      <text:p text:style-name="Standard"><text:s/>'Loss/total_loss': 1.6218078,</text:p>
      <text:p text:style-name="Standard"><text:s/>'learning_rate': 0.036944855}</text:p>
      <text:p text:style-name="Standard">INFO:tensorflow:Step 6200 per-step time 24.686s</text:p>
      <text:p text:style-name="Standard">I0712 16:58:59.453205 140571752519488 model_lib_v2.py:698] Step 6200 per-step time 24.686s</text:p>
      <text:p text:style-name="Standard">INFO:tensorflow:{'Loss/classification_loss': 0.5295918,</text:p>
      <text:p text:style-name="Standard"><text:s/>'Loss/localization_loss': 0.2441465,</text:p>
      <text:p text:style-name="Standard"><text:s/>'Loss/regularization_loss': 0.34021074,</text:p>
      <text:p text:style-name="Standard"><text:s/>'Loss/total_loss': 1.1139491,</text:p>
      <text:p text:style-name="Standard"><text:s/>'learning_rate': 0.036798168}</text:p>
      <text:p text:style-name="Standard">I0712 16:58:59.453541 140571752519488 model_lib_v2.py:701] {'Loss/classification_loss': 0.5295918,</text:p>
      <text:p text:style-name="Standard"><text:s/>'Loss/localization_loss': 0.2441465,</text:p>
      <text:p text:style-name="Standard"><text:s/>'Loss/regularization_loss': 0.34021074,</text:p>
      <text:p text:style-name="Standard"><text:s/>'Loss/total_loss': 1.1139491,</text:p>
      <text:p text:style-name="Standard"><text:s/>'learning_rate': 0.036798168}</text:p>
      <text:p text:style-name="Standard">INFO:tensorflow:Step 6300 per-step time 25.456s</text:p>
      <text:p text:style-name="Standard">I0712 17:41:25.160559 140571752519488 model_lib_v2.py:698] Step 6300 per-step time 25.456s</text:p>
      <text:p text:style-name="Standard">INFO:tensorflow:{'Loss/classification_loss': 0.66955596,</text:p>
      <text:p text:style-name="Standard"><text:s/>'Loss/localization_loss': 0.3678085,</text:p>
      <text:p text:style-name="Standard"><text:s/>'Loss/regularization_loss': 0.33266756,</text:p>
      <text:p text:style-name="Standard"><text:s/>'Loss/total_loss': 1.3700321,</text:p>
      <text:p text:style-name="Standard"><text:s/>'learning_rate': 0.03664834}</text:p>
      <text:p text:style-name="Standard">I0712 17:41:25.168415 140571752519488 model_lib_v2.py:701] {'Loss/classification_loss': 0.66955596,</text:p>
      <text:p text:style-name="Standard"><text:s/>'Loss/localization_loss': 0.3678085,</text:p>
      <text:p text:style-name="Standard"><text:s/>'Loss/regularization_loss': 0.33266756,</text:p>
      <text:p text:style-name="Standard"><text:s/>'Loss/total_loss': 1.3700321,</text:p>
      <text:p text:style-name="Standard"><text:s/>'learning_rate': 0.03664834}</text:p>
      <text:p text:style-name="Standard">INFO:tensorflow:Step 6400 per-step time 25.082s</text:p>
      <text:p text:style-name="Standard">I0712 18:23:13.319653 140571752519488 model_lib_v2.py:698] Step 6400 per-step time 25.082s</text:p>
      <text:p text:style-name="Standard">INFO:tensorflow:{'Loss/classification_loss': 0.62972057,</text:p>
      <text:p text:style-name="Standard"><text:s/>'Loss/localization_loss': 0.34531757,</text:p>
      <text:p text:style-name="Standard"><text:s/>'Loss/regularization_loss': 0.32548186,</text:p>
      <text:p text:style-name="Standard"><text:s/>'Loss/total_loss': 1.30052,</text:p>
      <text:p text:style-name="Standard"><text:s/>'learning_rate': 0.036495406}</text:p>
      <text:p text:style-name="Standard">I0712 18:23:13.320804 140571752519488 model_lib_v2.py:701] {'Loss/classification_loss': 0.62972057,</text:p>
      <text:p text:style-name="Standard"><text:s/>'Loss/localization_loss': 0.34531757,</text:p>
      <text:p text:style-name="Standard"><text:s/>'Loss/regularization_loss': 0.32548186,</text:p>
      <text:p text:style-name="Standard"><text:s/>'Loss/total_loss': 1.30052,</text:p>
      <text:p text:style-name="Standard"><text:s/>'learning_rate': 0.036495406}</text:p>
      <text:p text:style-name="Standard"><text:soft-page-break/>INFO:tensorflow:Step 6500 per-step time 24.318s</text:p>
      <text:p text:style-name="Standard">I0712 19:03:45.088956 140571752519488 model_lib_v2.py:698] Step 6500 per-step time 24.318s</text:p>
      <text:p text:style-name="Standard">INFO:tensorflow:{'Loss/classification_loss': 0.5804781,</text:p>
      <text:p text:style-name="Standard"><text:s/>'Loss/localization_loss': 0.32329196,</text:p>
      <text:p text:style-name="Standard"><text:s/>'Loss/regularization_loss': 0.3184807,</text:p>
      <text:p text:style-name="Standard"><text:s/>'Loss/total_loss': 1.2222507,</text:p>
      <text:p text:style-name="Standard"><text:s/>'learning_rate': 0.0363394}</text:p>
      <text:p text:style-name="Standard">I0712 19:03:45.090263 140571752519488 model_lib_v2.py:701] {'Loss/classification_loss': 0.5804781,</text:p>
      <text:p text:style-name="Standard"><text:s/>'Loss/localization_loss': 0.32329196,</text:p>
      <text:p text:style-name="Standard"><text:s/>'Loss/regularization_loss': 0.3184807,</text:p>
      <text:p text:style-name="Standard"><text:s/>'Loss/total_loss': 1.2222507,</text:p>
      <text:p text:style-name="Standard"><text:s/>'learning_rate': 0.0363394}</text:p>
      <text:p text:style-name="Standard">INFO:tensorflow:Step 6600 per-step time 25.052s</text:p>
      <text:p text:style-name="Standard">I0712 19:45:30.240989 140571752519488 model_lib_v2.py:698] Step 6600 per-step time 25.052s</text:p>
      <text:p text:style-name="Standard">INFO:tensorflow:{'Loss/classification_loss': 0.5670011,</text:p>
      <text:p text:style-name="Standard"><text:s/>'Loss/localization_loss': 0.33657324,</text:p>
      <text:p text:style-name="Standard"><text:s/>'Loss/regularization_loss': 0.31182128,</text:p>
      <text:p text:style-name="Standard"><text:s/>'Loss/total_loss': 1.2153957,</text:p>
      <text:p text:style-name="Standard"><text:s/>'learning_rate': 0.03618034}</text:p>
      <text:p text:style-name="Standard">I0712 19:45:30.241301 140571752519488 model_lib_v2.py:701] {'Loss/classification_loss': 0.5670011,</text:p>
      <text:p text:style-name="Standard"><text:s/>'Loss/localization_loss': 0.33657324,</text:p>
      <text:p text:style-name="Standard"><text:s/>'Loss/regularization_loss': 0.31182128,</text:p>
      <text:p text:style-name="Standard"><text:s/>'Loss/total_loss': 1.2153957,</text:p>
      <text:p text:style-name="Standard"><text:s/>'learning_rate': 0.03618034}</text:p>
      <text:p text:style-name="Standard">INFO:tensorflow:Step 6700 per-step time 25.083s</text:p>
      <text:p text:style-name="Standard">I0712 20:27:18.597342 140571752519488 model_lib_v2.py:698] Step 6700 per-step time 25.083s</text:p>
      <text:p text:style-name="Standard">INFO:tensorflow:{'Loss/classification_loss': 0.553047,</text:p>
      <text:p text:style-name="Standard"><text:s/>'Loss/localization_loss': 0.29882008,</text:p>
      <text:p text:style-name="Standard"><text:s/>'Loss/regularization_loss': 0.30546045,</text:p>
      <text:p text:style-name="Standard"><text:s/>'Loss/total_loss': 1.1573275,</text:p>
      <text:p text:style-name="Standard"><text:s/>'learning_rate': 0.03601826}</text:p>
      <text:p text:style-name="Standard">I0712 20:27:18.598555 140571752519488 model_lib_v2.py:701] {'Loss/classification_loss': 0.553047,</text:p>
      <text:p text:style-name="Standard"><text:s/>'Loss/localization_loss': 0.29882008,</text:p>
      <text:p text:style-name="Standard"><text:s/>'Loss/regularization_loss': 0.30546045,</text:p>
      <text:p text:style-name="Standard"><text:s/>'Loss/total_loss': 1.1573275,</text:p>
      <text:p text:style-name="Standard"><text:s/>'learning_rate': 0.03601826}</text:p>
      <text:p text:style-name="Standard">INFO:tensorflow:Step 6800 per-step time 25.980s</text:p>
      <text:p text:style-name="Standard">I0712 21:10:36.663571 140571752519488 model_lib_v2.py:698] Step 6800 per-step time 25.980s</text:p>
      <text:p text:style-name="Standard">INFO:tensorflow:{'Loss/classification_loss': 0.4934856,</text:p>
      <text:p text:style-name="Standard"><text:s/>'Loss/localization_loss': 0.3181813,</text:p>
      <text:p text:style-name="Standard"><text:s/>'Loss/regularization_loss': 0.2995661,</text:p>
      <text:p text:style-name="Standard"><text:s/>'Loss/total_loss': 1.111233,</text:p>
      <text:p text:style-name="Standard"><text:s/>'learning_rate': 0.035853196}</text:p>
      <text:p text:style-name="Standard">I0712 21:10:36.667447 140571752519488 model_lib_v2.py:701] {'Loss/classification_loss': 0.4934856,</text:p>
      <text:p text:style-name="Standard"><text:s/>'Loss/localization_loss': 0.3181813,</text:p>
      <text:p text:style-name="Standard"><text:s/>'Loss/regularization_loss': 0.2995661,</text:p>
      <text:p text:style-name="Standard"><text:s/>'Loss/total_loss': 1.111233,</text:p>
      <text:p text:style-name="Standard"><text:s/>'learning_rate': 0.035853196}</text:p>
      <text:p text:style-name="Standard"><text:soft-page-break/>INFO:tensorflow:Step 6900 per-step time 24.706s</text:p>
      <text:p text:style-name="Standard">I0712 21:51:47.232975 140571752519488 model_lib_v2.py:698] Step 6900 per-step time 24.706s</text:p>
      <text:p text:style-name="Standard">INFO:tensorflow:{'Loss/classification_loss': 0.6491193,</text:p>
      <text:p text:style-name="Standard"><text:s/>'Loss/localization_loss': 0.2229927,</text:p>
      <text:p text:style-name="Standard"><text:s/>'Loss/regularization_loss': 0.29365367,</text:p>
      <text:p text:style-name="Standard"><text:s/>'Loss/total_loss': 1.1657658,</text:p>
      <text:p text:style-name="Standard"><text:s/>'learning_rate': 0.035685174}</text:p>
      <text:p text:style-name="Standard">I0712 21:51:47.234204 140571752519488 model_lib_v2.py:701] {'Loss/classification_loss': 0.6491193,</text:p>
      <text:p text:style-name="Standard"><text:s/>'Loss/localization_loss': 0.2229927,</text:p>
      <text:p text:style-name="Standard"><text:s/>'Loss/regularization_loss': 0.29365367,</text:p>
      <text:p text:style-name="Standard"><text:s/>'Loss/total_loss': 1.1657658,</text:p>
      <text:p text:style-name="Standard"><text:s/>'learning_rate': 0.035685174}</text:p>
      <text:p text:style-name="Standard">INFO:tensorflow:Step 7000 per-step time 24.797s</text:p>
      <text:p text:style-name="Standard">I0712 22:33:06.906850 140571752519488 model_lib_v2.py:698] Step 7000 per-step time 24.797s</text:p>
      <text:p text:style-name="Standard">INFO:tensorflow:{'Loss/classification_loss': 0.57416546,</text:p>
      <text:p text:style-name="Standard"><text:s/>'Loss/localization_loss': 0.3503506,</text:p>
      <text:p text:style-name="Standard"><text:s/>'Loss/regularization_loss': 0.28770298,</text:p>
      <text:p text:style-name="Standard"><text:s/>'Loss/total_loss': 1.212219,</text:p>
      <text:p text:style-name="Standard"><text:s/>'learning_rate': 0.035514224}</text:p>
      <text:p text:style-name="Standard">I0712 22:33:06.908085 140571752519488 model_lib_v2.py:701] {'Loss/classification_loss': 0.57416546,</text:p>
      <text:p text:style-name="Standard"><text:s/>'Loss/localization_loss': 0.3503506,</text:p>
      <text:p text:style-name="Standard"><text:s/>'Loss/regularization_loss': 0.28770298,</text:p>
      <text:p text:style-name="Standard"><text:s/>'Loss/total_loss': 1.212219,</text:p>
      <text:p text:style-name="Standard"><text:s/>'learning_rate': 0.035514224}</text:p>
      <text:p text:style-name="Standard">INFO:tensorflow:Step 7100 per-step time 24.098s</text:p>
      <text:p text:style-name="Standard">I0712 23:13:16.692322 140571752519488 model_lib_v2.py:698] Step 7100 per-step time 24.098s</text:p>
      <text:p text:style-name="Standard">INFO:tensorflow:{'Loss/classification_loss': 0.53943837,</text:p>
      <text:p text:style-name="Standard"><text:s/>'Loss/localization_loss': 0.29378748,</text:p>
      <text:p text:style-name="Standard"><text:s/>'Loss/regularization_loss': 0.28243777,</text:p>
      <text:p text:style-name="Standard"><text:s/>'Loss/total_loss': 1.1156636,</text:p>
      <text:p text:style-name="Standard"><text:s/>'learning_rate': 0.03534038}</text:p>
      <text:p text:style-name="Standard">I0712 23:13:16.693579 140571752519488 model_lib_v2.py:701] {'Loss/classification_loss': 0.53943837,</text:p>
      <text:p text:style-name="Standard"><text:s/>'Loss/localization_loss': 0.29378748,</text:p>
      <text:p text:style-name="Standard"><text:s/>'Loss/regularization_loss': 0.28243777,</text:p>
      <text:p text:style-name="Standard"><text:s/>'Loss/total_loss': 1.1156636,</text:p>
      <text:p text:style-name="Standard"><text:s/>'learning_rate': 0.03534038}</text:p>
      <text:p text:style-name="Standard">INFO:tensorflow:Step 7200 per-step time 24.759s</text:p>
      <text:p text:style-name="Standard">I0712 23:54:32.567488 140571752519488 model_lib_v2.py:698] Step 7200 per-step time 24.759s</text:p>
      <text:p text:style-name="Standard">INFO:tensorflow:{'Loss/classification_loss': 0.6199979,</text:p>
      <text:p text:style-name="Standard"><text:s/>'Loss/localization_loss': 0.3383379,</text:p>
      <text:p text:style-name="Standard"><text:s/>'Loss/regularization_loss': 0.2769629,</text:p>
      <text:p text:style-name="Standard"><text:s/>'Loss/total_loss': 1.2352986,</text:p>
      <text:p text:style-name="Standard"><text:s/>'learning_rate': 0.035163675}</text:p>
      <text:p text:style-name="Standard">I0712 23:54:32.568108 140571752519488 model_lib_v2.py:701] {'Loss/classification_loss': 0.6199979,</text:p>
      <text:p text:style-name="Standard"><text:s/>'Loss/localization_loss': 0.3383379,</text:p>
      <text:p text:style-name="Standard"><text:s/>'Loss/regularization_loss': 0.2769629,</text:p>
      <text:p text:style-name="Standard"><text:s/>'Loss/total_loss': 1.2352986,</text:p>
      <text:p text:style-name="Standard"><text:s/>'learning_rate': 0.035163675}</text:p>
      <text:p text:style-name="Standard"><text:soft-page-break/>INFO:tensorflow:Step 7300 per-step time 24.664s</text:p>
      <text:p text:style-name="Standard">I0713 00:35:39.011941 140571752519488 model_lib_v2.py:698] Step 7300 per-step time 24.664s</text:p>
      <text:p text:style-name="Standard">INFO:tensorflow:{'Loss/classification_loss': 0.57937455,</text:p>
      <text:p text:style-name="Standard"><text:s/>'Loss/localization_loss': 0.5411087,</text:p>
      <text:p text:style-name="Standard"><text:s/>'Loss/regularization_loss': 0.27173296,</text:p>
      <text:p text:style-name="Standard"><text:s/>'Loss/total_loss': 1.3922162,</text:p>
      <text:p text:style-name="Standard"><text:s/>'learning_rate': 0.034984138}</text:p>
      <text:p text:style-name="Standard">I0713 00:35:39.012258 140571752519488 model_lib_v2.py:701] {'Loss/classification_loss': 0.57937455,</text:p>
      <text:p text:style-name="Standard"><text:s/>'Loss/localization_loss': 0.5411087,</text:p>
      <text:p text:style-name="Standard"><text:s/>'Loss/regularization_loss': 0.27173296,</text:p>
      <text:p text:style-name="Standard"><text:s/>'Loss/total_loss': 1.3922162,</text:p>
      <text:p text:style-name="Standard"><text:s/>'learning_rate': 0.034984138}</text:p>
      <text:p text:style-name="Standard">INFO:tensorflow:Step 7400 per-step time 24.720s</text:p>
      <text:p text:style-name="Standard">I0713 01:16:50.999495 140571752519488 model_lib_v2.py:698] Step 7400 per-step time 24.720s</text:p>
      <text:p text:style-name="Standard">INFO:tensorflow:{'Loss/classification_loss': 0.55410594,</text:p>
      <text:p text:style-name="Standard"><text:s/>'Loss/localization_loss': 0.3934907,</text:p>
      <text:p text:style-name="Standard"><text:s/>'Loss/regularization_loss': 0.26699898,</text:p>
      <text:p text:style-name="Standard"><text:s/>'Loss/total_loss': 1.2145956,</text:p>
      <text:p text:style-name="Standard"><text:s/>'learning_rate': 0.034801807}</text:p>
      <text:p text:style-name="Standard">I0713 01:16:50.999748 140571752519488 model_lib_v2.py:701] {'Loss/classification_loss': 0.55410594,</text:p>
      <text:p text:style-name="Standard"><text:s/>'Loss/localization_loss': 0.3934907,</text:p>
      <text:p text:style-name="Standard"><text:s/>'Loss/regularization_loss': 0.26699898,</text:p>
      <text:p text:style-name="Standard"><text:s/>'Loss/total_loss': 1.2145956,</text:p>
      <text:p text:style-name="Standard"><text:s/>'learning_rate': 0.034801807}</text:p>
      <text:p text:style-name="Standard">INFO:tensorflow:Step 7500 per-step time 24.152s</text:p>
      <text:p text:style-name="Standard">I0713 01:57:06.178020 140571752519488 model_lib_v2.py:698] Step 7500 per-step time 24.152s</text:p>
      <text:p text:style-name="Standard">INFO:tensorflow:{'Loss/classification_loss': 0.5563791,</text:p>
      <text:p text:style-name="Standard"><text:s/>'Loss/localization_loss': 0.35918453,</text:p>
      <text:p text:style-name="Standard"><text:s/>'Loss/regularization_loss': 0.2623396,</text:p>
      <text:p text:style-name="Standard"><text:s/>'Loss/total_loss': 1.1779032,</text:p>
      <text:p text:style-name="Standard"><text:s/>'learning_rate': 0.034616716}</text:p>
      <text:p text:style-name="Standard">I0713 01:57:06.179299 140571752519488 model_lib_v2.py:701] {'Loss/classification_loss': 0.5563791,</text:p>
      <text:p text:style-name="Standard"><text:s/>'Loss/localization_loss': 0.35918453,</text:p>
      <text:p text:style-name="Standard"><text:s/>'Loss/regularization_loss': 0.2623396,</text:p>
      <text:p text:style-name="Standard"><text:s/>'Loss/total_loss': 1.1779032,</text:p>
      <text:p text:style-name="Standard"><text:s/>'learning_rate': 0.034616716}</text:p>
      <text:p text:style-name="Standard">INFO:tensorflow:Step 7600 per-step time 24.687s</text:p>
      <text:p text:style-name="Standard">I0713 02:38:14.888516 140571752519488 model_lib_v2.py:698] Step 7600 per-step time 24.687s</text:p>
      <text:p text:style-name="Standard">INFO:tensorflow:{'Loss/classification_loss': 0.6653861,</text:p>
      <text:p text:style-name="Standard"><text:s/>'Loss/localization_loss': 0.3537767,</text:p>
      <text:p text:style-name="Standard"><text:s/>'Loss/regularization_loss': 0.25777876,</text:p>
      <text:p text:style-name="Standard"><text:s/>'Loss/total_loss': 1.2769415,</text:p>
      <text:p text:style-name="Standard"><text:s/>'learning_rate': 0.0344289}</text:p>
      <text:p text:style-name="Standard">I0713 02:38:14.888882 140571752519488 model_lib_v2.py:701] {'Loss/classification_loss': 0.6653861,</text:p>
      <text:p text:style-name="Standard"><text:s/>'Loss/localization_loss': 0.3537767,</text:p>
      <text:p text:style-name="Standard"><text:s/>'Loss/regularization_loss': 0.25777876,</text:p>
      <text:p text:style-name="Standard"><text:s/>'Loss/total_loss': 1.2769415,</text:p>
      <text:p text:style-name="Standard"><text:s/>'learning_rate': 0.0344289}</text:p>
      <text:p text:style-name="Standard"><text:soft-page-break/>INFO:tensorflow:Step 7700 per-step time 24.828s</text:p>
      <text:p text:style-name="Standard">I0713 03:19:37.682621 140571752519488 model_lib_v2.py:698] Step 7700 per-step time 24.828s</text:p>
      <text:p text:style-name="Standard">INFO:tensorflow:{'Loss/classification_loss': 0.6278974,</text:p>
      <text:p text:style-name="Standard"><text:s/>'Loss/localization_loss': 0.4132364,</text:p>
      <text:p text:style-name="Standard"><text:s/>'Loss/regularization_loss': 0.25319007,</text:p>
      <text:p text:style-name="Standard"><text:s/>'Loss/total_loss': 1.2943239,</text:p>
      <text:p text:style-name="Standard"><text:s/>'learning_rate': 0.03423839}</text:p>
      <text:p text:style-name="Standard">I0713 03:19:37.682868 140571752519488 model_lib_v2.py:701] {'Loss/classification_loss': 0.6278974,</text:p>
      <text:p text:style-name="Standard"><text:s/>'Loss/localization_loss': 0.4132364,</text:p>
      <text:p text:style-name="Standard"><text:s/>'Loss/regularization_loss': 0.25319007,</text:p>
      <text:p text:style-name="Standard"><text:s/>'Loss/total_loss': 1.2943239,</text:p>
      <text:p text:style-name="Standard"><text:s/>'learning_rate': 0.03423839}</text:p>
      <text:p text:style-name="Standard">INFO:tensorflow:Step 7800 per-step time 24.737s</text:p>
      <text:p text:style-name="Standard">I0713 04:00:51.378447 140571752519488 model_lib_v2.py:698] Step 7800 per-step time 24.737s</text:p>
      <text:p text:style-name="Standard">INFO:tensorflow:{'Loss/classification_loss': 0.5874267,</text:p>
      <text:p text:style-name="Standard"><text:s/>'Loss/localization_loss': 0.24396302,</text:p>
      <text:p text:style-name="Standard"><text:s/>'Loss/regularization_loss': 0.24931645,</text:p>
      <text:p text:style-name="Standard"><text:s/>'Loss/total_loss': 1.0807061,</text:p>
      <text:p text:style-name="Standard"><text:s/>'learning_rate': 0.03404522}</text:p>
      <text:p text:style-name="Standard">I0713 04:00:51.378740 140571752519488 model_lib_v2.py:701] {'Loss/classification_loss': 0.5874267,</text:p>
      <text:p text:style-name="Standard"><text:s/>'Loss/localization_loss': 0.24396302,</text:p>
      <text:p text:style-name="Standard"><text:s/>'Loss/regularization_loss': 0.24931645,</text:p>
      <text:p text:style-name="Standard"><text:s/>'Loss/total_loss': 1.0807061,</text:p>
      <text:p text:style-name="Standard"><text:s/>'learning_rate': 0.03404522}</text:p>
      <text:p text:style-name="Standard">INFO:tensorflow:Step 7900 per-step time 24.516s</text:p>
      <text:p text:style-name="Standard">I0713 04:41:43.013313 140571752519488 model_lib_v2.py:698] Step 7900 per-step time 24.516s</text:p>
      <text:p text:style-name="Standard">INFO:tensorflow:{'Loss/classification_loss': 0.5567683,</text:p>
      <text:p text:style-name="Standard"><text:s/>'Loss/localization_loss': 0.2658748,</text:p>
      <text:p text:style-name="Standard"><text:s/>'Loss/regularization_loss': 0.24521028,</text:p>
      <text:p text:style-name="Standard"><text:s/>'Loss/total_loss': 1.0678535,</text:p>
      <text:p text:style-name="Standard"><text:s/>'learning_rate': 0.033849433}</text:p>
      <text:p text:style-name="Standard">I0713 04:41:43.013663 140571752519488 model_lib_v2.py:701] {'Loss/classification_loss': 0.5567683,</text:p>
      <text:p text:style-name="Standard"><text:s/>'Loss/localization_loss': 0.2658748,</text:p>
      <text:p text:style-name="Standard"><text:s/>'Loss/regularization_loss': 0.24521028,</text:p>
      <text:p text:style-name="Standard"><text:s/>'Loss/total_loss': 1.0678535,</text:p>
      <text:p text:style-name="Standard"><text:s/>'learning_rate': 0.033849433}</text:p>
      <text:p text:style-name="Standard">INFO:tensorflow:Step 8000 per-step time 24.511s</text:p>
      <text:p text:style-name="Standard">I0713 05:22:34.151669 140571752519488 model_lib_v2.py:698] Step 8000 per-step time 24.511s</text:p>
      <text:p text:style-name="Standard">INFO:tensorflow:{'Loss/classification_loss': 0.5337105,</text:p>
      <text:p text:style-name="Standard"><text:s/>'Loss/localization_loss': 0.26118782,</text:p>
      <text:p text:style-name="Standard"><text:s/>'Loss/regularization_loss': 0.24142778,</text:p>
      <text:p text:style-name="Standard"><text:s/>'Loss/total_loss': 1.036326,</text:p>
      <text:p text:style-name="Standard"><text:s/>'learning_rate': 0.03365106}</text:p>
      <text:p text:style-name="Standard">I0713 05:22:34.152875 140571752519488 model_lib_v2.py:701] {'Loss/classification_loss': 0.5337105,</text:p>
      <text:p text:style-name="Standard"><text:s/>'Loss/localization_loss': 0.26118782,</text:p>
      <text:p text:style-name="Standard"><text:s/>'Loss/regularization_loss': 0.24142778,</text:p>
      <text:p text:style-name="Standard"><text:s/>'Loss/total_loss': 1.036326,</text:p>
      <text:p text:style-name="Standard"><text:s/>'learning_rate': 0.03365106}</text:p>
      <text:p text:style-name="Standard"><text:soft-page-break/>INFO:tensorflow:Step 8100 per-step time 24.531s</text:p>
      <text:p text:style-name="Standard">I0713 06:03:27.234316 140571752519488 model_lib_v2.py:698] Step 8100 per-step time 24.531s</text:p>
      <text:p text:style-name="Standard">INFO:tensorflow:{'Loss/classification_loss': 0.7784076,</text:p>
      <text:p text:style-name="Standard"><text:s/>'Loss/localization_loss': 0.4689511,</text:p>
      <text:p text:style-name="Standard"><text:s/>'Loss/regularization_loss': 0.23789756,</text:p>
      <text:p text:style-name="Standard"><text:s/>'Loss/total_loss': 1.4852562,</text:p>
      <text:p text:style-name="Standard"><text:s/>'learning_rate': 0.033450145}</text:p>
      <text:p text:style-name="Standard">I0713 06:03:27.235832 140571752519488 model_lib_v2.py:701] {'Loss/classification_loss': 0.7784076,</text:p>
      <text:p text:style-name="Standard"><text:s/>'Loss/localization_loss': 0.4689511,</text:p>
      <text:p text:style-name="Standard"><text:s/>'Loss/regularization_loss': 0.23789756,</text:p>
      <text:p text:style-name="Standard"><text:s/>'Loss/total_loss': 1.4852562,</text:p>
      <text:p text:style-name="Standard"><text:s/>'learning_rate': 0.033450145}</text:p>
      <text:p text:style-name="Standard">INFO:tensorflow:Step 8200 per-step time 24.516s</text:p>
      <text:p text:style-name="Standard">I0713 06:44:18.829408 140571752519488 model_lib_v2.py:698] Step 8200 per-step time 24.516s</text:p>
      <text:p text:style-name="Standard">INFO:tensorflow:{'Loss/classification_loss': 0.5401698,</text:p>
      <text:p text:style-name="Standard"><text:s/>'Loss/localization_loss': 0.31727114,</text:p>
      <text:p text:style-name="Standard"><text:s/>'Loss/regularization_loss': 0.23416151,</text:p>
      <text:p text:style-name="Standard"><text:s/>'Loss/total_loss': 1.0916024,</text:p>
      <text:p text:style-name="Standard"><text:s/>'learning_rate': 0.03324672}</text:p>
      <text:p text:style-name="Standard">I0713 06:44:18.830621 140571752519488 model_lib_v2.py:701] {'Loss/classification_loss': 0.5401698,</text:p>
      <text:p text:style-name="Standard"><text:s/>'Loss/localization_loss': 0.31727114,</text:p>
      <text:p text:style-name="Standard"><text:s/>'Loss/regularization_loss': 0.23416151,</text:p>
      <text:p text:style-name="Standard"><text:s/>'Loss/total_loss': 1.0916024,</text:p>
      <text:p text:style-name="Standard"><text:s/>'learning_rate': 0.03324672}</text:p>
      <text:p text:style-name="Standard">INFO:tensorflow:Step 8300 per-step time 24.508s</text:p>
      <text:p text:style-name="Standard">I0713 07:25:09.560705 140571752519488 model_lib_v2.py:698] Step 8300 per-step time 24.508s</text:p>
      <text:p text:style-name="Standard">INFO:tensorflow:{'Loss/classification_loss': 0.61112136,</text:p>
      <text:p text:style-name="Standard"><text:s/>'Loss/localization_loss': 0.28251117,</text:p>
      <text:p text:style-name="Standard"><text:s/>'Loss/regularization_loss': 0.23058398,</text:p>
      <text:p text:style-name="Standard"><text:s/>'Loss/total_loss': 1.1242166,</text:p>
      <text:p text:style-name="Standard"><text:s/>'learning_rate': 0.033040818}</text:p>
      <text:p text:style-name="Standard">I0713 07:25:09.560996 140571752519488 model_lib_v2.py:701] {'Loss/classification_loss': 0.61112136,</text:p>
      <text:p text:style-name="Standard"><text:s/>'Loss/localization_loss': 0.28251117,</text:p>
      <text:p text:style-name="Standard"><text:s/>'Loss/regularization_loss': 0.23058398,</text:p>
      <text:p text:style-name="Standard"><text:s/>'Loss/total_loss': 1.1242166,</text:p>
      <text:p text:style-name="Standard"><text:s/>'learning_rate': 0.033040818}</text:p>
      <text:p text:style-name="Standard">INFO:tensorflow:Step 8400 per-step time 24.269s</text:p>
      <text:p text:style-name="Standard">I0713 08:05:36.508618 140571752519488 model_lib_v2.py:698] Step 8400 per-step time 24.269s</text:p>
      <text:p text:style-name="Standard">INFO:tensorflow:{'Loss/classification_loss': 0.65221524,</text:p>
      <text:p text:style-name="Standard"><text:s/>'Loss/localization_loss': 0.28974837,</text:p>
      <text:p text:style-name="Standard"><text:s/>'Loss/regularization_loss': 0.22737402,</text:p>
      <text:p text:style-name="Standard"><text:s/>'Loss/total_loss': 1.1693376,</text:p>
      <text:p text:style-name="Standard"><text:s/>'learning_rate': 0.032832485}</text:p>
      <text:p text:style-name="Standard">I0713 08:05:36.509070 140571752519488 model_lib_v2.py:701] {'Loss/classification_loss': 0.65221524,</text:p>
      <text:p text:style-name="Standard"><text:s/>'Loss/localization_loss': 0.28974837,</text:p>
      <text:p text:style-name="Standard"><text:s/>'Loss/regularization_loss': 0.22737402,</text:p>
      <text:p text:style-name="Standard"><text:s/>'Loss/total_loss': 1.1693376,</text:p>
      <text:p text:style-name="Standard"><text:s/>'learning_rate': 0.032832485}</text:p>
      <text:p text:style-name="Standard"><text:soft-page-break/>INFO:tensorflow:Step 8500 per-step time 24.397s</text:p>
      <text:p text:style-name="Standard">I0713 08:46:16.189649 140571752519488 model_lib_v2.py:698] Step 8500 per-step time 24.397s</text:p>
      <text:p text:style-name="Standard">INFO:tensorflow:{'Loss/classification_loss': 0.77276504,</text:p>
      <text:p text:style-name="Standard"><text:s/>'Loss/localization_loss': 0.44328758,</text:p>
      <text:p text:style-name="Standard"><text:s/>'Loss/regularization_loss': 0.22427866,</text:p>
      <text:p text:style-name="Standard"><text:s/>'Loss/total_loss': 1.4403312,</text:p>
      <text:p text:style-name="Standard"><text:s/>'learning_rate': 0.032621756}</text:p>
      <text:p text:style-name="Standard">I0713 08:46:16.189985 140571752519488 model_lib_v2.py:701] {'Loss/classification_loss': 0.77276504,</text:p>
      <text:p text:style-name="Standard"><text:s/>'Loss/localization_loss': 0.44328758,</text:p>
      <text:p text:style-name="Standard"><text:s/>'Loss/regularization_loss': 0.22427866,</text:p>
      <text:p text:style-name="Standard"><text:s/>'Loss/total_loss': 1.4403312,</text:p>
      <text:p text:style-name="Standard"><text:s/>'learning_rate': 0.032621756}</text:p>
      <text:p text:style-name="Standard">INFO:tensorflow:Step 8600 per-step time 24.369s</text:p>
      <text:p text:style-name="Standard">I0713 09:26:53.120553 140571752519488 model_lib_v2.py:698] Step 8600 per-step time 24.369s</text:p>
      <text:p text:style-name="Standard">INFO:tensorflow:{'Loss/classification_loss': 0.5298534,</text:p>
      <text:p text:style-name="Standard"><text:s/>'Loss/localization_loss': 0.3365891,</text:p>
      <text:p text:style-name="Standard"><text:s/>'Loss/regularization_loss': 0.2210998,</text:p>
      <text:p text:style-name="Standard"><text:s/>'Loss/total_loss': 1.0875423,</text:p>
      <text:p text:style-name="Standard"><text:s/>'learning_rate': 0.032408677}</text:p>
      <text:p text:style-name="Standard">I0713 09:26:53.120851 140571752519488 model_lib_v2.py:701] {'Loss/classification_loss': 0.5298534,</text:p>
      <text:p text:style-name="Standard"><text:s/>'Loss/localization_loss': 0.3365891,</text:p>
      <text:p text:style-name="Standard"><text:s/>'Loss/regularization_loss': 0.2210998,</text:p>
      <text:p text:style-name="Standard"><text:s/>'Loss/total_loss': 1.0875423,</text:p>
      <text:p text:style-name="Standard"><text:s/>'learning_rate': 0.032408677}</text:p>
      <text:p text:style-name="Standard">INFO:tensorflow:Step 8700 per-step time 24.609s</text:p>
      <text:p text:style-name="Standard">I0713 10:07:54.058061 140571752519488 model_lib_v2.py:698] Step 8700 per-step time 24.609s</text:p>
      <text:p text:style-name="Standard">INFO:tensorflow:{'Loss/classification_loss': 0.49361303,</text:p>
      <text:p text:style-name="Standard"><text:s/>'Loss/localization_loss': 0.29636902,</text:p>
      <text:p text:style-name="Standard"><text:s/>'Loss/regularization_loss': 0.21786034,</text:p>
      <text:p text:style-name="Standard"><text:s/>'Loss/total_loss': 1.0078424,</text:p>
      <text:p text:style-name="Standard"><text:s/>'learning_rate': 0.032193277}</text:p>
      <text:p text:style-name="Standard">I0713 10:07:54.059486 140571752519488 model_lib_v2.py:701] {'Loss/classification_loss': 0.49361303,</text:p>
      <text:p text:style-name="Standard"><text:s/>'Loss/localization_loss': 0.29636902,</text:p>
      <text:p text:style-name="Standard"><text:s/>'Loss/regularization_loss': 0.21786034,</text:p>
      <text:p text:style-name="Standard"><text:s/>'Loss/total_loss': 1.0078424,</text:p>
      <text:p text:style-name="Standard"><text:s/>'learning_rate': 0.032193277}</text:p>
      <text:p text:style-name="Standard">INFO:tensorflow:Step 8800 per-step time 24.534s</text:p>
      <text:p text:style-name="Standard">I0713 10:48:47.423877 140571752519488 model_lib_v2.py:698] Step 8800 per-step time 24.534s</text:p>
      <text:p text:style-name="Standard">INFO:tensorflow:{'Loss/classification_loss': 0.6206132,</text:p>
      <text:p text:style-name="Standard"><text:s/>'Loss/localization_loss': 0.44099367,</text:p>
      <text:p text:style-name="Standard"><text:s/>'Loss/regularization_loss': 0.21465228,</text:p>
      <text:p text:style-name="Standard"><text:s/>'Loss/total_loss': 1.2762592,</text:p>
      <text:p text:style-name="Standard"><text:s/>'learning_rate': 0.03197561}</text:p>
      <text:p text:style-name="Standard">I0713 10:48:47.425528 140571752519488 model_lib_v2.py:701] {'Loss/classification_loss': 0.6206132,</text:p>
      <text:p text:style-name="Standard"><text:s/>'Loss/localization_loss': 0.44099367,</text:p>
      <text:p text:style-name="Standard"><text:s/>'Loss/regularization_loss': 0.21465228,</text:p>
      <text:p text:style-name="Standard"><text:s/>'Loss/total_loss': 1.2762592,</text:p>
      <text:p text:style-name="Standard"><text:s/>'learning_rate': 0.03197561}</text:p>
      <text:p text:style-name="Standard"><text:soft-page-break/>INFO:tensorflow:Step 8900 per-step time 24.778s</text:p>
      <text:p text:style-name="Standard">I0713 11:30:05.164814 140571752519488 model_lib_v2.py:698] Step 8900 per-step time 24.778s</text:p>
      <text:p text:style-name="Standard">INFO:tensorflow:{'Loss/classification_loss': 0.53563476,</text:p>
      <text:p text:style-name="Standard"><text:s/>'Loss/localization_loss': 0.39315152,</text:p>
      <text:p text:style-name="Standard"><text:s/>'Loss/regularization_loss': 0.21154982,</text:p>
      <text:p text:style-name="Standard"><text:s/>'Loss/total_loss': 1.140336,</text:p>
      <text:p text:style-name="Standard"><text:s/>'learning_rate': 0.031755704}</text:p>
      <text:p text:style-name="Standard">I0713 11:30:05.165980 140571752519488 model_lib_v2.py:701] {'Loss/classification_loss': 0.53563476,</text:p>
      <text:p text:style-name="Standard"><text:s/>'Loss/localization_loss': 0.39315152,</text:p>
      <text:p text:style-name="Standard"><text:s/>'Loss/regularization_loss': 0.21154982,</text:p>
      <text:p text:style-name="Standard"><text:s/>'Loss/total_loss': 1.140336,</text:p>
      <text:p text:style-name="Standard"><text:s/>'learning_rate': 0.031755704}</text:p>
      <text:p text:style-name="Standard">INFO:tensorflow:Step 9000 per-step time 24.737s</text:p>
      <text:p text:style-name="Standard">I0713 12:11:18.912119 140571752519488 model_lib_v2.py:698] Step 9000 per-step time 24.737s</text:p>
      <text:p text:style-name="Standard">INFO:tensorflow:{'Loss/classification_loss': 0.50656366,</text:p>
      <text:p text:style-name="Standard"><text:s/>'Loss/localization_loss': 0.33073983,</text:p>
      <text:p text:style-name="Standard"><text:s/>'Loss/regularization_loss': 0.20890923,</text:p>
      <text:p text:style-name="Standard"><text:s/>'Loss/total_loss': 1.0462127,</text:p>
      <text:p text:style-name="Standard"><text:s/>'learning_rate': 0.031533606}</text:p>
      <text:p text:style-name="Standard">I0713 12:11:18.913328 140571752519488 model_lib_v2.py:701] {'Loss/classification_loss': 0.50656366,</text:p>
      <text:p text:style-name="Standard"><text:s/>'Loss/localization_loss': 0.33073983,</text:p>
      <text:p text:style-name="Standard"><text:s/>'Loss/regularization_loss': 0.20890923,</text:p>
      <text:p text:style-name="Standard"><text:s/>'Loss/total_loss': 1.0462127,</text:p>
      <text:p text:style-name="Standard"><text:s/>'learning_rate': 0.031533606}</text:p>
      <text:p text:style-name="Standard">INFO:tensorflow:Step 9100 per-step time 24.733s</text:p>
      <text:p text:style-name="Standard">I0713 12:52:32.230104 140571752519488 model_lib_v2.py:698] Step 9100 per-step time 24.733s</text:p>
      <text:p text:style-name="Standard">INFO:tensorflow:{'Loss/classification_loss': 0.5691328,</text:p>
      <text:p text:style-name="Standard"><text:s/>'Loss/localization_loss': 0.26523682,</text:p>
      <text:p text:style-name="Standard"><text:s/>'Loss/regularization_loss': 0.2062417,</text:p>
      <text:p text:style-name="Standard"><text:s/>'Loss/total_loss': 1.0406113,</text:p>
      <text:p text:style-name="Standard"><text:s/>'learning_rate': 0.031309355}</text:p>
      <text:p text:style-name="Standard">I0713 12:52:32.231546 140571752519488 model_lib_v2.py:701] {'Loss/classification_loss': 0.5691328,</text:p>
      <text:p text:style-name="Standard"><text:s/>'Loss/localization_loss': 0.26523682,</text:p>
      <text:p text:style-name="Standard"><text:s/>'Loss/regularization_loss': 0.2062417,</text:p>
      <text:p text:style-name="Standard"><text:s/>'Loss/total_loss': 1.0406113,</text:p>
      <text:p text:style-name="Standard"><text:s/>'learning_rate': 0.031309355}</text:p>
      <text:p text:style-name="Standard">INFO:tensorflow:Step 9200 per-step time 24.671s</text:p>
      <text:p text:style-name="Standard">I0713 13:33:39.303240 140571752519488 model_lib_v2.py:698] Step 9200 per-step time 24.671s</text:p>
      <text:p text:style-name="Standard">INFO:tensorflow:{'Loss/classification_loss': 0.5189077,</text:p>
      <text:p text:style-name="Standard"><text:s/>'Loss/localization_loss': 0.39962462,</text:p>
      <text:p text:style-name="Standard"><text:s/>'Loss/regularization_loss': 0.20353203,</text:p>
      <text:p text:style-name="Standard"><text:s/>'Loss/total_loss': 1.1220644,</text:p>
      <text:p text:style-name="Standard"><text:s/>'learning_rate': 0.031082997}</text:p>
      <text:p text:style-name="Standard">I0713 13:33:39.304833 140571752519488 model_lib_v2.py:701] {'Loss/classification_loss': 0.5189077,</text:p>
      <text:p text:style-name="Standard"><text:s/>'Loss/localization_loss': 0.39962462,</text:p>
      <text:p text:style-name="Standard"><text:s/>'Loss/regularization_loss': 0.20353203,</text:p>
      <text:p text:style-name="Standard"><text:s/>'Loss/total_loss': 1.1220644,</text:p>
      <text:p text:style-name="Standard"><text:s/>'learning_rate': 0.031082997}</text:p>
      <text:p text:style-name="Standard"><text:soft-page-break/>INFO:tensorflow:Step 9300 per-step time 25.442s</text:p>
      <text:p text:style-name="Standard">I0713 14:16:03.516550 140571752519488 model_lib_v2.py:698] Step 9300 per-step time 25.442s</text:p>
      <text:p text:style-name="Standard">INFO:tensorflow:{'Loss/classification_loss': 0.6338651,</text:p>
      <text:p text:style-name="Standard"><text:s/>'Loss/localization_loss': 0.3057512,</text:p>
      <text:p text:style-name="Standard"><text:s/>'Loss/regularization_loss': 0.20095423,</text:p>
      <text:p text:style-name="Standard"><text:s/>'Loss/total_loss': 1.1405705,</text:p>
      <text:p text:style-name="Standard"><text:s/>'learning_rate': 0.030854566}</text:p>
      <text:p text:style-name="Standard">I0713 14:16:03.518337 140571752519488 model_lib_v2.py:701] {'Loss/classification_loss': 0.6338651,</text:p>
      <text:p text:style-name="Standard"><text:s/>'Loss/localization_loss': 0.3057512,</text:p>
      <text:p text:style-name="Standard"><text:s/>'Loss/regularization_loss': 0.20095423,</text:p>
      <text:p text:style-name="Standard"><text:s/>'Loss/total_loss': 1.1405705,</text:p>
      <text:p text:style-name="Standard"><text:s/>'learning_rate': 0.030854566}</text:p>
      <text:p text:style-name="Standard">INFO:tensorflow:Step 9400 per-step time 24.486s</text:p>
      <text:p text:style-name="Standard">I0713 14:56:52.125802 140571752519488 model_lib_v2.py:698] Step 9400 per-step time 24.486s</text:p>
      <text:p text:style-name="Standard">INFO:tensorflow:{'Loss/classification_loss': 0.5684961,</text:p>
      <text:p text:style-name="Standard"><text:s/>'Loss/localization_loss': 0.24050401,</text:p>
      <text:p text:style-name="Standard"><text:s/>'Loss/regularization_loss': 0.19842158,</text:p>
      <text:p text:style-name="Standard"><text:s/>'Loss/total_loss': 1.0074217,</text:p>
      <text:p text:style-name="Standard"><text:s/>'learning_rate': 0.030624112}</text:p>
      <text:p text:style-name="Standard">I0713 14:56:52.127231 140571752519488 model_lib_v2.py:701] {'Loss/classification_loss': 0.5684961,</text:p>
      <text:p text:style-name="Standard"><text:s/>'Loss/localization_loss': 0.24050401,</text:p>
      <text:p text:style-name="Standard"><text:s/>'Loss/regularization_loss': 0.19842158,</text:p>
      <text:p text:style-name="Standard"><text:s/>'Loss/total_loss': 1.0074217,</text:p>
      <text:p text:style-name="Standard"><text:s/>'learning_rate': 0.030624112}</text:p>
      <text:p text:style-name="Standard">INFO:tensorflow:Step 9500 per-step time 24.543s</text:p>
      <text:p text:style-name="Standard">I0713 15:37:46.385501 140571752519488 model_lib_v2.py:698] Step 9500 per-step time 24.543s</text:p>
      <text:p text:style-name="Standard">INFO:tensorflow:{'Loss/classification_loss': 0.48924547,</text:p>
      <text:p text:style-name="Standard"><text:s/>'Loss/localization_loss': 0.4221577,</text:p>
      <text:p text:style-name="Standard"><text:s/>'Loss/regularization_loss': 0.19602229,</text:p>
      <text:p text:style-name="Standard"><text:s/>'Loss/total_loss': 1.1074255,</text:p>
      <text:p text:style-name="Standard"><text:s/>'learning_rate': 0.030391678}</text:p>
      <text:p text:style-name="Standard">I0713 15:37:46.386050 140571752519488 model_lib_v2.py:701] {'Loss/classification_loss': 0.48924547,</text:p>
      <text:p text:style-name="Standard"><text:s/>'Loss/localization_loss': 0.4221577,</text:p>
      <text:p text:style-name="Standard"><text:s/>'Loss/regularization_loss': 0.19602229,</text:p>
      <text:p text:style-name="Standard"><text:s/>'Loss/total_loss': 1.1074255,</text:p>
      <text:p text:style-name="Standard"><text:s/>'learning_rate': 0.030391678}</text:p>
      <text:p text:style-name="Standard">INFO:tensorflow:Step 9600 per-step time 24.710s</text:p>
      <text:p text:style-name="Standard">I0713 16:18:57.429333 140571752519488 model_lib_v2.py:698] Step 9600 per-step time 24.710s</text:p>
      <text:p text:style-name="Standard">INFO:tensorflow:{'Loss/classification_loss': 0.43874934,</text:p>
      <text:p text:style-name="Standard"><text:s/>'Loss/localization_loss': 0.19824581,</text:p>
      <text:p text:style-name="Standard"><text:s/>'Loss/regularization_loss': 0.19443154,</text:p>
      <text:p text:style-name="Standard"><text:s/>'Loss/total_loss': 0.8314267,</text:p>
      <text:p text:style-name="Standard"><text:s/>'learning_rate': 0.030157303}</text:p>
      <text:p text:style-name="Standard">I0713 16:18:57.430768 140571752519488 model_lib_v2.py:701] {'Loss/classification_loss': 0.43874934,</text:p>
      <text:p text:style-name="Standard"><text:s/>'Loss/localization_loss': 0.19824581,</text:p>
      <text:p text:style-name="Standard"><text:s/>'Loss/regularization_loss': 0.19443154,</text:p>
      <text:p text:style-name="Standard"><text:s/>'Loss/total_loss': 0.8314267,</text:p>
      <text:p text:style-name="Standard"><text:s/>'learning_rate': 0.030157303}</text:p>
      <text:p text:style-name="Standard"><text:soft-page-break/>INFO:tensorflow:Step 9700 per-step time 24.607s</text:p>
      <text:p text:style-name="Standard">I0713 16:59:58.179027 140571752519488 model_lib_v2.py:698] Step 9700 per-step time 24.607s</text:p>
      <text:p text:style-name="Standard">INFO:tensorflow:{'Loss/classification_loss': 0.5238673,</text:p>
      <text:p text:style-name="Standard"><text:s/>'Loss/localization_loss': 0.40210912,</text:p>
      <text:p text:style-name="Standard"><text:s/>'Loss/regularization_loss': 0.19197197,</text:p>
      <text:p text:style-name="Standard"><text:s/>'Loss/total_loss': 1.1179484,</text:p>
      <text:p text:style-name="Standard"><text:s/>'learning_rate': 0.029921034}</text:p>
      <text:p text:style-name="Standard">I0713 16:59:58.180613 140571752519488 model_lib_v2.py:701] {'Loss/classification_loss': 0.5238673,</text:p>
      <text:p text:style-name="Standard"><text:s/>'Loss/localization_loss': 0.40210912,</text:p>
      <text:p text:style-name="Standard"><text:s/>'Loss/regularization_loss': 0.19197197,</text:p>
      <text:p text:style-name="Standard"><text:s/>'Loss/total_loss': 1.1179484,</text:p>
      <text:p text:style-name="Standard"><text:s/>'learning_rate': 0.029921034}</text:p>
      <text:p text:style-name="Standard">INFO:tensorflow:Step 9800 per-step time 24.501s</text:p>
      <text:p text:style-name="Standard">I0713 17:40:48.323561 140571752519488 model_lib_v2.py:698] Step 9800 per-step time 24.501s</text:p>
      <text:p text:style-name="Standard">INFO:tensorflow:{'Loss/classification_loss': 0.6481358,</text:p>
      <text:p text:style-name="Standard"><text:s/>'Loss/localization_loss': 0.32569087,</text:p>
      <text:p text:style-name="Standard"><text:s/>'Loss/regularization_loss': 0.1897136,</text:p>
      <text:p text:style-name="Standard"><text:s/>'Loss/total_loss': 1.1635402,</text:p>
      <text:p text:style-name="Standard"><text:s/>'learning_rate': 0.029682912}</text:p>
      <text:p text:style-name="Standard">I0713 17:40:48.325035 140571752519488 model_lib_v2.py:701] {'Loss/classification_loss': 0.6481358,</text:p>
      <text:p text:style-name="Standard"><text:s/>'Loss/localization_loss': 0.32569087,</text:p>
      <text:p text:style-name="Standard"><text:s/>'Loss/regularization_loss': 0.1897136,</text:p>
      <text:p text:style-name="Standard"><text:s/>'Loss/total_loss': 1.1635402,</text:p>
      <text:p text:style-name="Standard"><text:s/>'learning_rate': 0.029682912}</text:p>
      <text:p text:style-name="Standard">INFO:tensorflow:Step 9900 per-step time 24.373s</text:p>
      <text:p text:style-name="Standard">I0713 18:21:25.641016 140571752519488 model_lib_v2.py:698] Step 9900 per-step time 24.373s</text:p>
      <text:p text:style-name="Standard">INFO:tensorflow:{'Loss/classification_loss': 0.626027,</text:p>
      <text:p text:style-name="Standard"><text:s/>'Loss/localization_loss': 0.37842196,</text:p>
      <text:p text:style-name="Standard"><text:s/>'Loss/regularization_loss': 0.18742466,</text:p>
      <text:p text:style-name="Standard"><text:s/>'Loss/total_loss': 1.1918736,</text:p>
      <text:p text:style-name="Standard"><text:s/>'learning_rate': 0.029442988}</text:p>
      <text:p text:style-name="Standard">I0713 18:21:25.642588 140571752519488 model_lib_v2.py:701] {'Loss/classification_loss': 0.626027,</text:p>
      <text:p text:style-name="Standard"><text:s/>'Loss/localization_loss': 0.37842196,</text:p>
      <text:p text:style-name="Standard"><text:s/>'Loss/regularization_loss': 0.18742466,</text:p>
      <text:p text:style-name="Standard"><text:s/>'Loss/total_loss': 1.1918736,</text:p>
      <text:p text:style-name="Standard"><text:s/>'learning_rate': 0.029442988}</text:p>
      <text:p text:style-name="Standard">INFO:tensorflow:Step 10000 per-step time 24.697s</text:p>
      <text:p text:style-name="Standard">I0713 19:02:35.300518 140571752519488 model_lib_v2.py:698] Step 10000 per-step time 24.697s</text:p>
      <text:p text:style-name="Standard">INFO:tensorflow:{'Loss/classification_loss': 0.5268754,</text:p>
      <text:p text:style-name="Standard"><text:s/>'Loss/localization_loss': 0.20961878,</text:p>
      <text:p text:style-name="Standard"><text:s/>'Loss/regularization_loss': 0.18550262,</text:p>
      <text:p text:style-name="Standard"><text:s/>'Loss/total_loss': 0.92199683,</text:p>
      <text:p text:style-name="Standard"><text:s/>'learning_rate': 0.029201299}</text:p>
      <text:p text:style-name="Standard">I0713 19:02:35.301997 140571752519488 model_lib_v2.py:701] {'Loss/classification_loss': 0.5268754,</text:p>
      <text:p text:style-name="Standard"><text:s/>'Loss/localization_loss': 0.20961878,</text:p>
      <text:p text:style-name="Standard"><text:s/>'Loss/regularization_loss': 0.18550262,</text:p>
      <text:p text:style-name="Standard"><text:s/>'Loss/total_loss': 0.92199683,</text:p>
      <text:p text:style-name="Standard"><text:s/>'learning_rate': 0.029201299}</text:p>
      <text:p text:style-name="Standard"><text:soft-page-break/>INFO:tensorflow:Step 10100 per-step time 63.689s</text:p>
      <text:p text:style-name="Standard">I0713 20:48:44.145209 140571752519488 model_lib_v2.py:698] Step 10100 per-step time 63.689s</text:p>
      <text:p text:style-name="Standard">INFO:tensorflow:{'Loss/classification_loss': 0.5871631,</text:p>
      <text:p text:style-name="Standard"><text:s/>'Loss/localization_loss': 0.28587463,</text:p>
      <text:p text:style-name="Standard"><text:s/>'Loss/regularization_loss': 0.18356046,</text:p>
      <text:p text:style-name="Standard"><text:s/>'Loss/total_loss': 1.0565982,</text:p>
      <text:p text:style-name="Standard"><text:s/>'learning_rate': 0.028957896}</text:p>
      <text:p text:style-name="Standard">I0713 20:48:44.146550 140571752519488 model_lib_v2.py:701] {'Loss/classification_loss': 0.5871631,</text:p>
      <text:p text:style-name="Standard"><text:s/>'Loss/localization_loss': 0.28587463,</text:p>
      <text:p text:style-name="Standard"><text:s/>'Loss/regularization_loss': 0.18356046,</text:p>
      <text:p text:style-name="Standard"><text:s/>'Loss/total_loss': 1.0565982,</text:p>
      <text:p text:style-name="Standard"><text:s/>'learning_rate': 0.028957896}</text:p>
      <text:p text:style-name="Standard">INFO:tensorflow:Step 10200 per-step time 36.667s</text:p>
      <text:p text:style-name="Standard">I0713 21:49:50.842232 140571752519488 model_lib_v2.py:698] Step 10200 per-step time 36.667s</text:p>
      <text:p text:style-name="Standard">INFO:tensorflow:{'Loss/classification_loss': 0.83988774,</text:p>
      <text:p text:style-name="Standard"><text:s/>'Loss/localization_loss': 0.3231931,</text:p>
      <text:p text:style-name="Standard"><text:s/>'Loss/regularization_loss': 0.18171187,</text:p>
      <text:p text:style-name="Standard"><text:s/>'Loss/total_loss': 1.3447927,</text:p>
      <text:p text:style-name="Standard"><text:s/>'learning_rate': 0.028712818}</text:p>
      <text:p text:style-name="Standard">I0713 21:49:50.847173 140571752519488 model_lib_v2.py:701] {'Loss/classification_loss': 0.83988774,</text:p>
      <text:p text:style-name="Standard"><text:s/>'Loss/localization_loss': 0.3231931,</text:p>
      <text:p text:style-name="Standard"><text:s/>'Loss/regularization_loss': 0.18171187,</text:p>
      <text:p text:style-name="Standard"><text:s/>'Loss/total_loss': 1.3447927,</text:p>
      <text:p text:style-name="Standard"><text:s/>'learning_rate': 0.028712818}</text:p>
      <text:p text:style-name="Standard">INFO:tensorflow:Step 10300 per-step time 24.454s</text:p>
      <text:p text:style-name="Standard">I0713 22:30:36.212410 140571752519488 model_lib_v2.py:698] Step 10300 per-step time 24.454s</text:p>
      <text:p text:style-name="Standard">INFO:tensorflow:{'Loss/classification_loss': 0.53287345,</text:p>
      <text:p text:style-name="Standard"><text:s/>'Loss/localization_loss': 0.2868405,</text:p>
      <text:p text:style-name="Standard"><text:s/>'Loss/regularization_loss': 0.17969382,</text:p>
      <text:p text:style-name="Standard"><text:s/>'Loss/total_loss': 0.99940777,</text:p>
      <text:p text:style-name="Standard"><text:s/>'learning_rate': 0.028466115}</text:p>
      <text:p text:style-name="Standard">I0713 22:30:36.213682 140571752519488 model_lib_v2.py:701] {'Loss/classification_loss': 0.53287345,</text:p>
      <text:p text:style-name="Standard"><text:s/>'Loss/localization_loss': 0.2868405,</text:p>
      <text:p text:style-name="Standard"><text:s/>'Loss/regularization_loss': 0.17969382,</text:p>
      <text:p text:style-name="Standard"><text:s/>'Loss/total_loss': 0.99940777,</text:p>
      <text:p text:style-name="Standard"><text:s/>'learning_rate': 0.028466115}</text:p>
      <text:p text:style-name="Standard">INFO:tensorflow:Step 10400 per-step time 25.284s</text:p>
      <text:p text:style-name="Standard">I0713 23:12:44.641225 140571752519488 model_lib_v2.py:698] Step 10400 per-step time 25.284s</text:p>
      <text:p text:style-name="Standard">INFO:tensorflow:{'Loss/classification_loss': 0.427011,</text:p>
      <text:p text:style-name="Standard"><text:s/>'Loss/localization_loss': 0.21382816,</text:p>
      <text:p text:style-name="Standard"><text:s/>'Loss/regularization_loss': 0.1778915,</text:p>
      <text:p text:style-name="Standard"><text:s/>'Loss/total_loss': 0.81873065,</text:p>
      <text:p text:style-name="Standard"><text:s/>'learning_rate': 0.028217835}</text:p>
      <text:p text:style-name="Standard">I0713 23:12:44.647555 140571752519488 model_lib_v2.py:701] {'Loss/classification_loss': 0.427011,</text:p>
      <text:p text:style-name="Standard"><text:s/>'Loss/localization_loss': 0.21382816,</text:p>
      <text:p text:style-name="Standard"><text:s/>'Loss/regularization_loss': 0.1778915,</text:p>
      <text:p text:style-name="Standard"><text:s/>'Loss/total_loss': 0.81873065,</text:p>
      <text:p text:style-name="Standard"><text:s/>'learning_rate': 0.028217835}</text:p>
      <text:p text:style-name="Standard"><text:soft-page-break/>INFO:tensorflow:Step 10500 per-step time 24.100s</text:p>
      <text:p text:style-name="Standard">I0713 23:52:54.557805 140571752519488 model_lib_v2.py:698] Step 10500 per-step time 24.100s</text:p>
      <text:p text:style-name="Standard">INFO:tensorflow:{'Loss/classification_loss': 0.6514968,</text:p>
      <text:p text:style-name="Standard"><text:s/>'Loss/localization_loss': 0.3825511,</text:p>
      <text:p text:style-name="Standard"><text:s/>'Loss/regularization_loss': 0.17620143,</text:p>
      <text:p text:style-name="Standard"><text:s/>'Loss/total_loss': 1.2102494,</text:p>
      <text:p text:style-name="Standard"><text:s/>'learning_rate': 0.02796802}</text:p>
      <text:p text:style-name="Standard">I0713 23:52:54.558052 140571752519488 model_lib_v2.py:701] {'Loss/classification_loss': 0.6514968,</text:p>
      <text:p text:style-name="Standard"><text:s/>'Loss/localization_loss': 0.3825511,</text:p>
      <text:p text:style-name="Standard"><text:s/>'Loss/regularization_loss': 0.17620143,</text:p>
      <text:p text:style-name="Standard"><text:s/>'Loss/total_loss': 1.2102494,</text:p>
      <text:p text:style-name="Standard"><text:s/>'learning_rate': 0.02796802}</text:p>
      <text:p text:style-name="Standard">INFO:tensorflow:Step 10600 per-step time 24.717s</text:p>
      <text:p text:style-name="Standard">I0714 00:34:06.323158 140571752519488 model_lib_v2.py:698] Step 10600 per-step time 24.717s</text:p>
      <text:p text:style-name="Standard">INFO:tensorflow:{'Loss/classification_loss': 0.522355,</text:p>
      <text:p text:style-name="Standard"><text:s/>'Loss/localization_loss': 0.3129876,</text:p>
      <text:p text:style-name="Standard"><text:s/>'Loss/regularization_loss': 0.17451821,</text:p>
      <text:p text:style-name="Standard"><text:s/>'Loss/total_loss': 1.0098609,</text:p>
      <text:p text:style-name="Standard"><text:s/>'learning_rate': 0.027716719}</text:p>
      <text:p text:style-name="Standard">I0714 00:34:06.324513 140571752519488 model_lib_v2.py:701] {'Loss/classification_loss': 0.522355,</text:p>
      <text:p text:style-name="Standard"><text:s/>'Loss/localization_loss': 0.3129876,</text:p>
      <text:p text:style-name="Standard"><text:s/>'Loss/regularization_loss': 0.17451821,</text:p>
      <text:p text:style-name="Standard"><text:s/>'Loss/total_loss': 1.0098609,</text:p>
      <text:p text:style-name="Standard"><text:s/>'learning_rate': 0.027716719}</text:p>
      <text:p text:style-name="Standard">INFO:tensorflow:Step 10700 per-step time 24.415s</text:p>
      <text:p text:style-name="Standard">I0714 01:14:47.835822 140571752519488 model_lib_v2.py:698] Step 10700 per-step time 24.415s</text:p>
      <text:p text:style-name="Standard">INFO:tensorflow:{'Loss/classification_loss': 0.4696372,</text:p>
      <text:p text:style-name="Standard"><text:s/>'Loss/localization_loss': 0.30732143,</text:p>
      <text:p text:style-name="Standard"><text:s/>'Loss/regularization_loss': 0.17326112,</text:p>
      <text:p text:style-name="Standard"><text:s/>'Loss/total_loss': 0.9502197,</text:p>
      <text:p text:style-name="Standard"><text:s/>'learning_rate': 0.02746398}</text:p>
      <text:p text:style-name="Standard">I0714 01:14:47.837082 140571752519488 model_lib_v2.py:701] {'Loss/classification_loss': 0.4696372,</text:p>
      <text:p text:style-name="Standard"><text:s/>'Loss/localization_loss': 0.30732143,</text:p>
      <text:p text:style-name="Standard"><text:s/>'Loss/regularization_loss': 0.17326112,</text:p>
      <text:p text:style-name="Standard"><text:s/>'Loss/total_loss': 0.9502197,</text:p>
      <text:p text:style-name="Standard"><text:s/>'learning_rate': 0.02746398}</text:p>
      <text:p text:style-name="Standard">INFO:tensorflow:Step 10800 per-step time 24.400s</text:p>
      <text:p text:style-name="Standard">I0714 01:55:27.814865 140571752519488 model_lib_v2.py:698] Step 10800 per-step time 24.400s</text:p>
      <text:p text:style-name="Standard">INFO:tensorflow:{'Loss/classification_loss': 0.69647217,</text:p>
      <text:p text:style-name="Standard"><text:s/>'Loss/localization_loss': 0.31407702,</text:p>
      <text:p text:style-name="Standard"><text:s/>'Loss/regularization_loss': 0.17195481,</text:p>
      <text:p text:style-name="Standard"><text:s/>'Loss/total_loss': 1.1825039,</text:p>
      <text:p text:style-name="Standard"><text:s/>'learning_rate': 0.027209844}</text:p>
      <text:p text:style-name="Standard">I0714 01:55:27.816249 140571752519488 model_lib_v2.py:701] {'Loss/classification_loss': 0.69647217,</text:p>
      <text:p text:style-name="Standard"><text:s/>'Loss/localization_loss': 0.31407702,</text:p>
      <text:p text:style-name="Standard"><text:s/>'Loss/regularization_loss': 0.17195481,</text:p>
      <text:p text:style-name="Standard"><text:s/>'Loss/total_loss': 1.1825039,</text:p>
      <text:p text:style-name="Standard"><text:s/>'learning_rate': 0.027209844}</text:p>
      <text:p text:style-name="Standard"><text:soft-page-break/>INFO:tensorflow:Step 10900 per-step time 24.457s</text:p>
      <text:p text:style-name="Standard">I0714 02:36:13.487749 140571752519488 model_lib_v2.py:698] Step 10900 per-step time 24.457s</text:p>
      <text:p text:style-name="Standard">INFO:tensorflow:{'Loss/classification_loss': 0.51297754,</text:p>
      <text:p text:style-name="Standard"><text:s/>'Loss/localization_loss': 0.33116326,</text:p>
      <text:p text:style-name="Standard"><text:s/>'Loss/regularization_loss': 0.1707572,</text:p>
      <text:p text:style-name="Standard"><text:s/>'Loss/total_loss': 1.014898,</text:p>
      <text:p text:style-name="Standard"><text:s/>'learning_rate': 0.026954366}</text:p>
      <text:p text:style-name="Standard">I0714 02:36:13.488080 140571752519488 model_lib_v2.py:701] {'Loss/classification_loss': 0.51297754,</text:p>
      <text:p text:style-name="Standard"><text:s/>'Loss/localization_loss': 0.33116326,</text:p>
      <text:p text:style-name="Standard"><text:s/>'Loss/regularization_loss': 0.1707572,</text:p>
      <text:p text:style-name="Standard"><text:s/>'Loss/total_loss': 1.014898,</text:p>
      <text:p text:style-name="Standard"><text:s/>'learning_rate': 0.026954366}</text:p>
      <text:p text:style-name="Standard">INFO:tensorflow:Step 11000 per-step time 24.546s</text:p>
      <text:p text:style-name="Standard">I0714 03:17:08.121134 140571752519488 model_lib_v2.py:698] Step 11000 per-step time 24.546s</text:p>
      <text:p text:style-name="Standard">INFO:tensorflow:{'Loss/classification_loss': 0.683458,</text:p>
      <text:p text:style-name="Standard"><text:s/>'Loss/localization_loss': 0.37048692,</text:p>
      <text:p text:style-name="Standard"><text:s/>'Loss/regularization_loss': 0.16934259,</text:p>
      <text:p text:style-name="Standard"><text:s/>'Loss/total_loss': 1.2232875,</text:p>
      <text:p text:style-name="Standard"><text:s/>'learning_rate': 0.026697593}</text:p>
      <text:p text:style-name="Standard">I0714 03:17:08.122379 140571752519488 model_lib_v2.py:701] {'Loss/classification_loss': 0.683458,</text:p>
      <text:p text:style-name="Standard"><text:s/>'Loss/localization_loss': 0.37048692,</text:p>
      <text:p text:style-name="Standard"><text:s/>'Loss/regularization_loss': 0.16934259,</text:p>
      <text:p text:style-name="Standard"><text:s/>'Loss/total_loss': 1.2232875,</text:p>
      <text:p text:style-name="Standard"><text:s/>'learning_rate': 0.026697593}</text:p>
      <text:p text:style-name="Standard">INFO:tensorflow:Step 11100 per-step time 24.661s</text:p>
      <text:p text:style-name="Standard">I0714 03:58:14.180316 140571752519488 model_lib_v2.py:698] Step 11100 per-step time 24.661s</text:p>
      <text:p text:style-name="Standard">INFO:tensorflow:{'Loss/classification_loss': 0.50881004,</text:p>
      <text:p text:style-name="Standard"><text:s/>'Loss/localization_loss': 0.26719943,</text:p>
      <text:p text:style-name="Standard"><text:s/>'Loss/regularization_loss': 0.16813368,</text:p>
      <text:p text:style-name="Standard"><text:s/>'Loss/total_loss': 0.9441431,</text:p>
      <text:p text:style-name="Standard"><text:s/>'learning_rate': 0.026439566}</text:p>
      <text:p text:style-name="Standard">I0714 03:58:14.181561 140571752519488 model_lib_v2.py:701] {'Loss/classification_loss': 0.50881004,</text:p>
      <text:p text:style-name="Standard"><text:s/>'Loss/localization_loss': 0.26719943,</text:p>
      <text:p text:style-name="Standard"><text:s/>'Loss/regularization_loss': 0.16813368,</text:p>
      <text:p text:style-name="Standard"><text:s/>'Loss/total_loss': 0.9441431,</text:p>
      <text:p text:style-name="Standard"><text:s/>'learning_rate': 0.026439566}</text:p>
      <text:p text:style-name="Standard">INFO:tensorflow:Step 11200 per-step time 24.464s</text:p>
      <text:p text:style-name="Standard">I0714 04:39:00.553985 140571752519488 model_lib_v2.py:698] Step 11200 per-step time 24.464s</text:p>
      <text:p text:style-name="Standard">INFO:tensorflow:{'Loss/classification_loss': 0.52301896,</text:p>
      <text:p text:style-name="Standard"><text:s/>'Loss/localization_loss': 0.118100815,</text:p>
      <text:p text:style-name="Standard"><text:s/>'Loss/regularization_loss': 0.16687818,</text:p>
      <text:p text:style-name="Standard"><text:s/>'Loss/total_loss': 0.80799794,</text:p>
      <text:p text:style-name="Standard"><text:s/>'learning_rate': 0.026180338}</text:p>
      <text:p text:style-name="Standard">I0714 04:39:00.555218 140571752519488 model_lib_v2.py:701] {'Loss/classification_loss': 0.52301896,</text:p>
      <text:p text:style-name="Standard"><text:s/>'Loss/localization_loss': 0.118100815,</text:p>
      <text:p text:style-name="Standard"><text:s/>'Loss/regularization_loss': 0.16687818,</text:p>
      <text:p text:style-name="Standard"><text:s/>'Loss/total_loss': 0.80799794,</text:p>
      <text:p text:style-name="Standard"><text:s/>'learning_rate': 0.026180338}</text:p>
      <text:p text:style-name="Standard"><text:soft-page-break/>INFO:tensorflow:Step 11300 per-step time 24.222s</text:p>
      <text:p text:style-name="Standard">I0714 05:19:22.803064 140571752519488 model_lib_v2.py:698] Step 11300 per-step time 24.222s</text:p>
      <text:p text:style-name="Standard">INFO:tensorflow:{'Loss/classification_loss': 0.59160984,</text:p>
      <text:p text:style-name="Standard"><text:s/>'Loss/localization_loss': 0.30504405,</text:p>
      <text:p text:style-name="Standard"><text:s/>'Loss/regularization_loss': 0.16574283,</text:p>
      <text:p text:style-name="Standard"><text:s/>'Loss/total_loss': 1.0623968,</text:p>
      <text:p text:style-name="Standard"><text:s/>'learning_rate': 0.025919959}</text:p>
      <text:p text:style-name="Standard">I0714 05:19:22.804392 140571752519488 model_lib_v2.py:701] {'Loss/classification_loss': 0.59160984,</text:p>
      <text:p text:style-name="Standard"><text:s/>'Loss/localization_loss': 0.30504405,</text:p>
      <text:p text:style-name="Standard"><text:s/>'Loss/regularization_loss': 0.16574283,</text:p>
      <text:p text:style-name="Standard"><text:s/>'Loss/total_loss': 1.0623968,</text:p>
      <text:p text:style-name="Standard"><text:s/>'learning_rate': 0.025919959}</text:p>
      <text:p text:style-name="Standard">INFO:tensorflow:Step 11400 per-step time 24.429s</text:p>
      <text:p text:style-name="Standard">I0714 06:00:05.645554 140571752519488 model_lib_v2.py:698] Step 11400 per-step time 24.429s</text:p>
      <text:p text:style-name="Standard">INFO:tensorflow:{'Loss/classification_loss': 0.5231524,</text:p>
      <text:p text:style-name="Standard"><text:s/>'Loss/localization_loss': 0.32285726,</text:p>
      <text:p text:style-name="Standard"><text:s/>'Loss/regularization_loss': 0.16449457,</text:p>
      <text:p text:style-name="Standard"><text:s/>'Loss/total_loss': 1.0105042,</text:p>
      <text:p text:style-name="Standard"><text:s/>'learning_rate': 0.025658473}</text:p>
      <text:p text:style-name="Standard">I0714 06:00:05.645986 140571752519488 model_lib_v2.py:701] {'Loss/classification_loss': 0.5231524,</text:p>
      <text:p text:style-name="Standard"><text:s/>'Loss/localization_loss': 0.32285726,</text:p>
      <text:p text:style-name="Standard"><text:s/>'Loss/regularization_loss': 0.16449457,</text:p>
      <text:p text:style-name="Standard"><text:s/>'Loss/total_loss': 1.0105042,</text:p>
      <text:p text:style-name="Standard"><text:s/>'learning_rate': 0.025658473}</text:p>
      <text:p text:style-name="Standard">INFO:tensorflow:Step 11500 per-step time 24.412s</text:p>
      <text:p text:style-name="Standard">I0714 06:40:46.910246 140571752519488 model_lib_v2.py:698] Step 11500 per-step time 24.412s</text:p>
      <text:p text:style-name="Standard">INFO:tensorflow:{'Loss/classification_loss': 0.48742318,</text:p>
      <text:p text:style-name="Standard"><text:s/>'Loss/localization_loss': 0.17959403,</text:p>
      <text:p text:style-name="Standard"><text:s/>'Loss/regularization_loss': 0.16317174,</text:p>
      <text:p text:style-name="Standard"><text:s/>'Loss/total_loss': 0.830189,</text:p>
      <text:p text:style-name="Standard"><text:s/>'learning_rate': 0.025395937}</text:p>
      <text:p text:style-name="Standard">I0714 06:40:46.911630 140571752519488 model_lib_v2.py:701] {'Loss/classification_loss': 0.48742318,</text:p>
      <text:p text:style-name="Standard"><text:s/>'Loss/localization_loss': 0.17959403,</text:p>
      <text:p text:style-name="Standard"><text:s/>'Loss/regularization_loss': 0.16317174,</text:p>
      <text:p text:style-name="Standard"><text:s/>'Loss/total_loss': 0.830189,</text:p>
      <text:p text:style-name="Standard"><text:s/>'learning_rate': 0.025395937}</text:p>
      <text:p text:style-name="Standard">INFO:tensorflow:Step 11600 per-step time 24.087s</text:p>
      <text:p text:style-name="Standard">I0714 07:20:55.588737 140571752519488 model_lib_v2.py:698] Step 11600 per-step time 24.087s</text:p>
      <text:p text:style-name="Standard">INFO:tensorflow:{'Loss/classification_loss': 0.5564457,</text:p>
      <text:p text:style-name="Standard"><text:s/>'Loss/localization_loss': 0.22714925,</text:p>
      <text:p text:style-name="Standard"><text:s/>'Loss/regularization_loss': 0.16201708,</text:p>
      <text:p text:style-name="Standard"><text:s/>'Loss/total_loss': 0.9456121,</text:p>
      <text:p text:style-name="Standard"><text:s/>'learning_rate': 0.025132386}</text:p>
      <text:p text:style-name="Standard">I0714 07:20:55.589726 140571752519488 model_lib_v2.py:701] {'Loss/classification_loss': 0.5564457,</text:p>
      <text:p text:style-name="Standard"><text:s/>'Loss/localization_loss': 0.22714925,</text:p>
      <text:p text:style-name="Standard"><text:s/>'Loss/regularization_loss': 0.16201708,</text:p>
      <text:p text:style-name="Standard"><text:s/>'Loss/total_loss': 0.9456121,</text:p>
      <text:p text:style-name="Standard"><text:s/>'learning_rate': 0.025132386}</text:p>
      <text:p text:style-name="Standard"><text:soft-page-break/>INFO:tensorflow:Step 11700 per-step time 24.269s</text:p>
      <text:p text:style-name="Standard">I0714 08:01:22.529579 140571752519488 model_lib_v2.py:698] Step 11700 per-step time 24.269s</text:p>
      <text:p text:style-name="Standard">INFO:tensorflow:{'Loss/classification_loss': 0.47449327,</text:p>
      <text:p text:style-name="Standard"><text:s/>'Loss/localization_loss': 0.14053608,</text:p>
      <text:p text:style-name="Standard"><text:s/>'Loss/regularization_loss': 0.16078687,</text:p>
      <text:p text:style-name="Standard"><text:s/>'Loss/total_loss': 0.7758162,</text:p>
      <text:p text:style-name="Standard"><text:s/>'learning_rate': 0.024867883}</text:p>
      <text:p text:style-name="Standard">I0714 08:01:22.530799 140571752519488 model_lib_v2.py:701] {'Loss/classification_loss': 0.47449327,</text:p>
      <text:p text:style-name="Standard"><text:s/>'Loss/localization_loss': 0.14053608,</text:p>
      <text:p text:style-name="Standard"><text:s/>'Loss/regularization_loss': 0.16078687,</text:p>
      <text:p text:style-name="Standard"><text:s/>'Loss/total_loss': 0.7758162,</text:p>
      <text:p text:style-name="Standard"><text:s/>'learning_rate': 0.024867883}</text:p>
      <text:p text:style-name="Standard">INFO:tensorflow:Step 11800 per-step time 24.377s</text:p>
      <text:p text:style-name="Standard">I0714 08:42:00.228931 140571752519488 model_lib_v2.py:698] Step 11800 per-step time 24.377s</text:p>
      <text:p text:style-name="Standard">INFO:tensorflow:{'Loss/classification_loss': 0.5398543,</text:p>
      <text:p text:style-name="Standard"><text:s/>'Loss/localization_loss': 0.3809965,</text:p>
      <text:p text:style-name="Standard"><text:s/>'Loss/regularization_loss': 0.15967663,</text:p>
      <text:p text:style-name="Standard"><text:s/>'Loss/total_loss': 1.0805274,</text:p>
      <text:p text:style-name="Standard"><text:s/>'learning_rate': 0.024602469}</text:p>
      <text:p text:style-name="Standard">I0714 08:42:00.230338 140571752519488 model_lib_v2.py:701] {'Loss/classification_loss': 0.5398543,</text:p>
      <text:p text:style-name="Standard"><text:s/>'Loss/localization_loss': 0.3809965,</text:p>
      <text:p text:style-name="Standard"><text:s/>'Loss/regularization_loss': 0.15967663,</text:p>
      <text:p text:style-name="Standard"><text:s/>'Loss/total_loss': 1.0805274,</text:p>
      <text:p text:style-name="Standard"><text:s/>'learning_rate': 0.024602469}</text:p>
      <text:p text:style-name="Standard">INFO:tensorflow:Step 11900 per-step time 24.188s</text:p>
      <text:p text:style-name="Standard">I0714 09:22:19.014171 140571752519488 model_lib_v2.py:698] Step 11900 per-step time 24.188s</text:p>
      <text:p text:style-name="Standard">INFO:tensorflow:{'Loss/classification_loss': 0.5138401,</text:p>
      <text:p text:style-name="Standard"><text:s/>'Loss/localization_loss': 0.25294462,</text:p>
      <text:p text:style-name="Standard"><text:s/>'Loss/regularization_loss': 0.15864362,</text:p>
      <text:p text:style-name="Standard"><text:s/>'Loss/total_loss': 0.9254283,</text:p>
      <text:p text:style-name="Standard"><text:s/>'learning_rate': 0.024336198}</text:p>
      <text:p text:style-name="Standard">I0714 09:22:19.015516 140571752519488 model_lib_v2.py:701] {'Loss/classification_loss': 0.5138401,</text:p>
      <text:p text:style-name="Standard"><text:s/>'Loss/localization_loss': 0.25294462,</text:p>
      <text:p text:style-name="Standard"><text:s/>'Loss/regularization_loss': 0.15864362,</text:p>
      <text:p text:style-name="Standard"><text:s/>'Loss/total_loss': 0.9254283,</text:p>
      <text:p text:style-name="Standard"><text:s/>'learning_rate': 0.024336198}</text:p>
      <text:p text:style-name="Standard">INFO:tensorflow:Step 12000 per-step time 24.547s</text:p>
      <text:p text:style-name="Standard">I0714 10:03:13.719233 140571752519488 model_lib_v2.py:698] Step 12000 per-step time 24.547s</text:p>
      <text:p text:style-name="Standard">INFO:tensorflow:{'Loss/classification_loss': 0.58299094,</text:p>
      <text:p text:style-name="Standard"><text:s/>'Loss/localization_loss': 0.3138727,</text:p>
      <text:p text:style-name="Standard"><text:s/>'Loss/regularization_loss': 0.15783778,</text:p>
      <text:p text:style-name="Standard"><text:s/>'Loss/total_loss': 1.0547014,</text:p>
      <text:p text:style-name="Standard"><text:s/>'learning_rate': 0.024069117}</text:p>
      <text:p text:style-name="Standard">I0714 10:03:13.719520 140571752519488 model_lib_v2.py:701] {'Loss/classification_loss': 0.58299094,</text:p>
      <text:p text:style-name="Standard"><text:s/>'Loss/localization_loss': 0.3138727,</text:p>
      <text:p text:style-name="Standard"><text:s/>'Loss/regularization_loss': 0.15783778,</text:p>
      <text:p text:style-name="Standard"><text:s/>'Loss/total_loss': 1.0547014,</text:p>
      <text:p text:style-name="Standard"><text:s/>'learning_rate': 0.024069117}</text:p>
      <text:p text:style-name="Standard"><text:soft-page-break/>INFO:tensorflow:Step 12100 per-step time 24.164s</text:p>
      <text:p text:style-name="Standard">I0714 10:43:30.077914 140571752519488 model_lib_v2.py:698] Step 12100 per-step time 24.164s</text:p>
      <text:p text:style-name="Standard">INFO:tensorflow:{'Loss/classification_loss': 0.52415097,</text:p>
      <text:p text:style-name="Standard"><text:s/>'Loss/localization_loss': 0.34471884,</text:p>
      <text:p text:style-name="Standard"><text:s/>'Loss/regularization_loss': 0.15689948,</text:p>
      <text:p text:style-name="Standard"><text:s/>'Loss/total_loss': 1.0257692,</text:p>
      <text:p text:style-name="Standard"><text:s/>'learning_rate': 0.02380128}</text:p>
      <text:p text:style-name="Standard">I0714 10:43:30.078230 140571752519488 model_lib_v2.py:701] {'Loss/classification_loss': 0.52415097,</text:p>
      <text:p text:style-name="Standard"><text:s/>'Loss/localization_loss': 0.34471884,</text:p>
      <text:p text:style-name="Standard"><text:s/>'Loss/regularization_loss': 0.15689948,</text:p>
      <text:p text:style-name="Standard"><text:s/>'Loss/total_loss': 1.0257692,</text:p>
      <text:p text:style-name="Standard"><text:s/>'learning_rate': 0.02380128}</text:p>
      <text:p text:style-name="Standard">INFO:tensorflow:Step 12200 per-step time 24.746s</text:p>
      <text:p text:style-name="Standard">I0714 11:24:44.694352 140571752519488 model_lib_v2.py:698] Step 12200 per-step time 24.746s</text:p>
      <text:p text:style-name="Standard">INFO:tensorflow:{'Loss/classification_loss': 0.49043158,</text:p>
      <text:p text:style-name="Standard"><text:s/>'Loss/localization_loss': 0.29827014,</text:p>
      <text:p text:style-name="Standard"><text:s/>'Loss/regularization_loss': 0.15594576,</text:p>
      <text:p text:style-name="Standard"><text:s/>'Loss/total_loss': 0.9446475,</text:p>
      <text:p text:style-name="Standard"><text:s/>'learning_rate': 0.023532731}</text:p>
      <text:p text:style-name="Standard">I0714 11:24:44.695850 140571752519488 model_lib_v2.py:701] {'Loss/classification_loss': 0.49043158,</text:p>
      <text:p text:style-name="Standard"><text:s/>'Loss/localization_loss': 0.29827014,</text:p>
      <text:p text:style-name="Standard"><text:s/>'Loss/regularization_loss': 0.15594576,</text:p>
      <text:p text:style-name="Standard"><text:s/>'Loss/total_loss': 0.9446475,</text:p>
      <text:p text:style-name="Standard"><text:s/>'learning_rate': 0.023532731}</text:p>
      <text:p text:style-name="Standard">INFO:tensorflow:Step 12300 per-step time 24.774s</text:p>
      <text:p text:style-name="Standard">I0714 12:06:02.149164 140571752519488 model_lib_v2.py:698] Step 12300 per-step time 24.774s</text:p>
      <text:p text:style-name="Standard">INFO:tensorflow:{'Loss/classification_loss': 0.47731578,</text:p>
      <text:p text:style-name="Standard"><text:s/>'Loss/localization_loss': 0.23854807,</text:p>
      <text:p text:style-name="Standard"><text:s/>'Loss/regularization_loss': 0.15494587,</text:p>
      <text:p text:style-name="Standard"><text:s/>'Loss/total_loss': 0.8708097,</text:p>
      <text:p text:style-name="Standard"><text:s/>'learning_rate': 0.023263523}</text:p>
      <text:p text:style-name="Standard">I0714 12:06:02.149854 140571752519488 model_lib_v2.py:701] {'Loss/classification_loss': 0.47731578,</text:p>
      <text:p text:style-name="Standard"><text:s/>'Loss/localization_loss': 0.23854807,</text:p>
      <text:p text:style-name="Standard"><text:s/>'Loss/regularization_loss': 0.15494587,</text:p>
      <text:p text:style-name="Standard"><text:s/>'Loss/total_loss': 0.8708097,</text:p>
      <text:p text:style-name="Standard"><text:s/>'learning_rate': 0.023263523}</text:p>
      <text:p text:style-name="Standard">INFO:tensorflow:Step 12400 per-step time 24.458s</text:p>
      <text:p text:style-name="Standard">I0714 12:46:47.977090 140571752519488 model_lib_v2.py:698] Step 12400 per-step time 24.458s</text:p>
      <text:p text:style-name="Standard">INFO:tensorflow:{'Loss/classification_loss': 0.5007624,</text:p>
      <text:p text:style-name="Standard"><text:s/>'Loss/localization_loss': 0.34686938,</text:p>
      <text:p text:style-name="Standard"><text:s/>'Loss/regularization_loss': 0.15400472,</text:p>
      <text:p text:style-name="Standard"><text:s/>'Loss/total_loss': 1.0016365,</text:p>
      <text:p text:style-name="Standard"><text:s/>'learning_rate': 0.022993708}</text:p>
      <text:p text:style-name="Standard">I0714 12:46:47.978928 140571752519488 model_lib_v2.py:701] {'Loss/classification_loss': 0.5007624,</text:p>
      <text:p text:style-name="Standard"><text:s/>'Loss/localization_loss': 0.34686938,</text:p>
      <text:p text:style-name="Standard"><text:s/>'Loss/regularization_loss': 0.15400472,</text:p>
      <text:p text:style-name="Standard"><text:s/>'Loss/total_loss': 1.0016365,</text:p>
      <text:p text:style-name="Standard"><text:s/>'learning_rate': 0.022993708}</text:p>
      <text:p text:style-name="Standard"><text:soft-page-break/>INFO:tensorflow:Step 12500 per-step time 25.188s</text:p>
      <text:p text:style-name="Standard">I0714 13:28:46.824810 140571752519488 model_lib_v2.py:698] Step 12500 per-step time 25.188s</text:p>
      <text:p text:style-name="Standard">INFO:tensorflow:{'Loss/classification_loss': 0.42323557,</text:p>
      <text:p text:style-name="Standard"><text:s/>'Loss/localization_loss': 0.26284096,</text:p>
      <text:p text:style-name="Standard"><text:s/>'Loss/regularization_loss': 0.1530988,</text:p>
      <text:p text:style-name="Standard"><text:s/>'Loss/total_loss': 0.83917534,</text:p>
      <text:p text:style-name="Standard"><text:s/>'learning_rate': 0.022723334}</text:p>
      <text:p text:style-name="Standard">I0714 13:28:46.830302 140571752519488 model_lib_v2.py:701] {'Loss/classification_loss': 0.42323557,</text:p>
      <text:p text:style-name="Standard"><text:s/>'Loss/localization_loss': 0.26284096,</text:p>
      <text:p text:style-name="Standard"><text:s/>'Loss/regularization_loss': 0.1530988,</text:p>
      <text:p text:style-name="Standard"><text:s/>'Loss/total_loss': 0.83917534,</text:p>
      <text:p text:style-name="Standard"><text:s/>'learning_rate': 0.022723334}</text:p>
      <text:p text:style-name="Standard">INFO:tensorflow:Step 12600 per-step time 24.710s</text:p>
      <text:p text:style-name="Standard">I0714 14:09:57.781762 140571752519488 model_lib_v2.py:698] Step 12600 per-step time 24.710s</text:p>
      <text:p text:style-name="Standard">INFO:tensorflow:{'Loss/classification_loss': 0.6119472,</text:p>
      <text:p text:style-name="Standard"><text:s/>'Loss/localization_loss': 0.2846327,</text:p>
      <text:p text:style-name="Standard"><text:s/>'Loss/regularization_loss': 0.15242931,</text:p>
      <text:p text:style-name="Standard"><text:s/>'Loss/total_loss': 1.0490092,</text:p>
      <text:p text:style-name="Standard"><text:s/>'learning_rate': 0.02245245}</text:p>
      <text:p text:style-name="Standard">I0714 14:09:57.783074 140571752519488 model_lib_v2.py:701] {'Loss/classification_loss': 0.6119472,</text:p>
      <text:p text:style-name="Standard"><text:s/>'Loss/localization_loss': 0.2846327,</text:p>
      <text:p text:style-name="Standard"><text:s/>'Loss/regularization_loss': 0.15242931,</text:p>
      <text:p text:style-name="Standard"><text:s/>'Loss/total_loss': 1.0490092,</text:p>
      <text:p text:style-name="Standard"><text:s/>'learning_rate': 0.02245245}</text:p>
      <text:p text:style-name="Standard">INFO:tensorflow:Step 12700 per-step time 24.780s</text:p>
      <text:p text:style-name="Standard">I0714 14:51:15.811502 140571752519488 model_lib_v2.py:698] Step 12700 per-step time 24.780s</text:p>
      <text:p text:style-name="Standard">INFO:tensorflow:{'Loss/classification_loss': 0.43683738,</text:p>
      <text:p text:style-name="Standard"><text:s/>'Loss/localization_loss': 0.29131755,</text:p>
      <text:p text:style-name="Standard"><text:s/>'Loss/regularization_loss': 0.15189189,</text:p>
      <text:p text:style-name="Standard"><text:s/>'Loss/total_loss': 0.8800468,</text:p>
      <text:p text:style-name="Standard"><text:s/>'learning_rate': 0.022181105}</text:p>
      <text:p text:style-name="Standard">I0714 14:51:15.811871 140571752519488 model_lib_v2.py:701] {'Loss/classification_loss': 0.43683738,</text:p>
      <text:p text:style-name="Standard"><text:s/>'Loss/localization_loss': 0.29131755,</text:p>
      <text:p text:style-name="Standard"><text:s/>'Loss/regularization_loss': 0.15189189,</text:p>
      <text:p text:style-name="Standard"><text:s/>'Loss/total_loss': 0.8800468,</text:p>
      <text:p text:style-name="Standard"><text:s/>'learning_rate': 0.022181105}</text:p>
      <text:p text:style-name="Standard">INFO:tensorflow:Step 12800 per-step time 52.271s</text:p>
      <text:p text:style-name="Standard">I0714 16:18:22.958159 140571752519488 model_lib_v2.py:698] Step 12800 per-step time 52.271s</text:p>
      <text:p text:style-name="Standard">INFO:tensorflow:{'Loss/classification_loss': 0.3994365,</text:p>
      <text:p text:style-name="Standard"><text:s/>'Loss/localization_loss': 0.2236934,</text:p>
      <text:p text:style-name="Standard"><text:s/>'Loss/regularization_loss': 0.15090227,</text:p>
      <text:p text:style-name="Standard"><text:s/>'Loss/total_loss': 0.7740322,</text:p>
      <text:p text:style-name="Standard"><text:s/>'learning_rate': 0.021909358}</text:p>
      <text:p text:style-name="Standard">I0714 16:18:22.967667 140571752519488 model_lib_v2.py:701] {'Loss/classification_loss': 0.3994365,</text:p>
      <text:p text:style-name="Standard"><text:s/>'Loss/localization_loss': 0.2236934,</text:p>
      <text:p text:style-name="Standard"><text:s/>'Loss/regularization_loss': 0.15090227,</text:p>
      <text:p text:style-name="Standard"><text:s/>'Loss/total_loss': 0.7740322,</text:p>
      <text:p text:style-name="Standard"><text:s/>'learning_rate': 0.021909358}</text:p>
      <text:p text:style-name="Standard"><text:soft-page-break/>INFO:tensorflow:Step 12900 per-step time 52.586s</text:p>
      <text:p text:style-name="Standard">I0714 17:46:01.556567 140571752519488 model_lib_v2.py:698] Step 12900 per-step time 52.586s</text:p>
      <text:p text:style-name="Standard">INFO:tensorflow:{'Loss/classification_loss': 0.5512903,</text:p>
      <text:p text:style-name="Standard"><text:s/>'Loss/localization_loss': 0.29347944,</text:p>
      <text:p text:style-name="Standard"><text:s/>'Loss/regularization_loss': 0.15013571,</text:p>
      <text:p text:style-name="Standard"><text:s/>'Loss/total_loss': 0.9949054,</text:p>
      <text:p text:style-name="Standard"><text:s/>'learning_rate': 0.021637257}</text:p>
      <text:p text:style-name="Standard">I0714 17:46:01.557912 140571752519488 model_lib_v2.py:701] {'Loss/classification_loss': 0.5512903,</text:p>
      <text:p text:style-name="Standard"><text:s/>'Loss/localization_loss': 0.29347944,</text:p>
      <text:p text:style-name="Standard"><text:s/>'Loss/regularization_loss': 0.15013571,</text:p>
      <text:p text:style-name="Standard"><text:s/>'Loss/total_loss': 0.9949054,</text:p>
      <text:p text:style-name="Standard"><text:s/>'learning_rate': 0.021637257}</text:p>
      <text:p text:style-name="Standard">INFO:tensorflow:Step 13000 per-step time 24.660s</text:p>
      <text:p text:style-name="Standard">I0714 18:27:07.557965 140571752519488 model_lib_v2.py:698] Step 13000 per-step time 24.660s</text:p>
      <text:p text:style-name="Standard">INFO:tensorflow:{'Loss/classification_loss': 0.46733576,</text:p>
      <text:p text:style-name="Standard"><text:s/>'Loss/localization_loss': 0.18212375,</text:p>
      <text:p text:style-name="Standard"><text:s/>'Loss/regularization_loss': 0.1495602,</text:p>
      <text:p text:style-name="Standard"><text:s/>'Loss/total_loss': 0.7990197,</text:p>
      <text:p text:style-name="Standard"><text:s/>'learning_rate': 0.021364845}</text:p>
      <text:p text:style-name="Standard">I0714 18:27:07.558331 140571752519488 model_lib_v2.py:701] {'Loss/classification_loss': 0.46733576,</text:p>
      <text:p text:style-name="Standard"><text:s/>'Loss/localization_loss': 0.18212375,</text:p>
      <text:p text:style-name="Standard"><text:s/>'Loss/regularization_loss': 0.1495602,</text:p>
      <text:p text:style-name="Standard"><text:s/>'Loss/total_loss': 0.7990197,</text:p>
      <text:p text:style-name="Standard"><text:s/>'learning_rate': 0.021364845}</text:p>
      <text:p text:style-name="Standard">INFO:tensorflow:Step 13100 per-step time 24.564s</text:p>
      <text:p text:style-name="Standard">I0714 19:08:03.974953 140571752519488 model_lib_v2.py:698] Step 13100 per-step time 24.564s</text:p>
      <text:p text:style-name="Standard">INFO:tensorflow:{'Loss/classification_loss': 0.6303607,</text:p>
      <text:p text:style-name="Standard"><text:s/>'Loss/localization_loss': 0.39929885,</text:p>
      <text:p text:style-name="Standard"><text:s/>'Loss/regularization_loss': 0.14912638,</text:p>
      <text:p text:style-name="Standard"><text:s/>'Loss/total_loss': 1.1787859,</text:p>
      <text:p text:style-name="Standard"><text:s/>'learning_rate': 0.021092184}</text:p>
      <text:p text:style-name="Standard">I0714 19:08:03.976200 140571752519488 model_lib_v2.py:701] {'Loss/classification_loss': 0.6303607,</text:p>
      <text:p text:style-name="Standard"><text:s/>'Loss/localization_loss': 0.39929885,</text:p>
      <text:p text:style-name="Standard"><text:s/>'Loss/regularization_loss': 0.14912638,</text:p>
      <text:p text:style-name="Standard"><text:s/>'Loss/total_loss': 1.1787859,</text:p>
      <text:p text:style-name="Standard"><text:s/>'learning_rate': 0.021092184}</text:p>
      <text:p text:style-name="Standard">INFO:tensorflow:Step 13200 per-step time 24.912s</text:p>
      <text:p text:style-name="Standard">I0714 19:49:35.174759 140571752519488 model_lib_v2.py:698] Step 13200 per-step time 24.912s</text:p>
      <text:p text:style-name="Standard">INFO:tensorflow:{'Loss/classification_loss': 0.47409937,</text:p>
      <text:p text:style-name="Standard"><text:s/>'Loss/localization_loss': 0.25044137,</text:p>
      <text:p text:style-name="Standard"><text:s/>'Loss/regularization_loss': 0.14869718,</text:p>
      <text:p text:style-name="Standard"><text:s/>'Loss/total_loss': 0.8732379,</text:p>
      <text:p text:style-name="Standard"><text:s/>'learning_rate': 0.020819314}</text:p>
      <text:p text:style-name="Standard">I0714 19:49:35.176625 140571752519488 model_lib_v2.py:701] {'Loss/classification_loss': 0.47409937,</text:p>
      <text:p text:style-name="Standard"><text:s/>'Loss/localization_loss': 0.25044137,</text:p>
      <text:p text:style-name="Standard"><text:s/>'Loss/regularization_loss': 0.14869718,</text:p>
      <text:p text:style-name="Standard"><text:s/>'Loss/total_loss': 0.8732379,</text:p>
      <text:p text:style-name="Standard"><text:s/>'learning_rate': 0.020819314}</text:p>
      <text:p text:style-name="Standard"><text:soft-page-break/>INFO:tensorflow:Step 13300 per-step time 24.718s</text:p>
      <text:p text:style-name="Standard">I0714 20:30:46.983976 140571752519488 model_lib_v2.py:698] Step 13300 per-step time 24.718s</text:p>
      <text:p text:style-name="Standard">INFO:tensorflow:{'Loss/classification_loss': 0.42876336,</text:p>
      <text:p text:style-name="Standard"><text:s/>'Loss/localization_loss': 0.20944417,</text:p>
      <text:p text:style-name="Standard"><text:s/>'Loss/regularization_loss': 0.14804552,</text:p>
      <text:p text:style-name="Standard"><text:s/>'Loss/total_loss': 0.7862531,</text:p>
      <text:p text:style-name="Standard"><text:s/>'learning_rate': 0.020546295}</text:p>
      <text:p text:style-name="Standard">I0714 20:30:46.985140 140571752519488 model_lib_v2.py:701] {'Loss/classification_loss': 0.42876336,</text:p>
      <text:p text:style-name="Standard"><text:s/>'Loss/localization_loss': 0.20944417,</text:p>
      <text:p text:style-name="Standard"><text:s/>'Loss/regularization_loss': 0.14804552,</text:p>
      <text:p text:style-name="Standard"><text:s/>'Loss/total_loss': 0.7862531,</text:p>
      <text:p text:style-name="Standard"><text:s/>'learning_rate': 0.020546295}</text:p>
      <text:p text:style-name="Standard">INFO:tensorflow:Step 13400 per-step time 24.779s</text:p>
      <text:p text:style-name="Standard">I0714 21:12:04.922782 140571752519488 model_lib_v2.py:698] Step 13400 per-step time 24.779s</text:p>
      <text:p text:style-name="Standard">INFO:tensorflow:{'Loss/classification_loss': 0.54726475,</text:p>
      <text:p text:style-name="Standard"><text:s/>'Loss/localization_loss': 0.25007635,</text:p>
      <text:p text:style-name="Standard"><text:s/>'Loss/regularization_loss': 0.14740601,</text:p>
      <text:p text:style-name="Standard"><text:s/>'Loss/total_loss': 0.9447471,</text:p>
      <text:p text:style-name="Standard"><text:s/>'learning_rate': 0.020273173}</text:p>
      <text:p text:style-name="Standard">I0714 21:12:04.924503 140571752519488 model_lib_v2.py:701] {'Loss/classification_loss': 0.54726475,</text:p>
      <text:p text:style-name="Standard"><text:s/>'Loss/localization_loss': 0.25007635,</text:p>
      <text:p text:style-name="Standard"><text:s/>'Loss/regularization_loss': 0.14740601,</text:p>
      <text:p text:style-name="Standard"><text:s/>'Loss/total_loss': 0.9447471,</text:p>
      <text:p text:style-name="Standard"><text:s/>'learning_rate': 0.020273173}</text:p>
      <text:p text:style-name="Standard">INFO:tensorflow:Step 13500 per-step time 26.320s</text:p>
      <text:p text:style-name="Standard">I0714 21:55:56.979685 140571752519488 model_lib_v2.py:698] Step 13500 per-step time 26.320s</text:p>
      <text:p text:style-name="Standard">INFO:tensorflow:{'Loss/classification_loss': 0.43795627,</text:p>
      <text:p text:style-name="Standard"><text:s/>'Loss/localization_loss': 0.19013219,</text:p>
      <text:p text:style-name="Standard"><text:s/>'Loss/regularization_loss': 0.1469149,</text:p>
      <text:p text:style-name="Standard"><text:s/>'Loss/total_loss': 0.7750034,</text:p>
      <text:p text:style-name="Standard"><text:s/>'learning_rate': 0.019999998}</text:p>
      <text:p text:style-name="Standard">I0714 21:55:56.983164 140571752519488 model_lib_v2.py:701] {'Loss/classification_loss': 0.43795627,</text:p>
      <text:p text:style-name="Standard"><text:s/>'Loss/localization_loss': 0.19013219,</text:p>
      <text:p text:style-name="Standard"><text:s/>'Loss/regularization_loss': 0.1469149,</text:p>
      <text:p text:style-name="Standard"><text:s/>'Loss/total_loss': 0.7750034,</text:p>
      <text:p text:style-name="Standard"><text:s/>'learning_rate': 0.019999998}</text:p>
      <text:p text:style-name="Standard">INFO:tensorflow:Step 13600 per-step time 25.395s</text:p>
      <text:p text:style-name="Standard">I0714 22:38:16.528081 140571752519488 model_lib_v2.py:698] Step 13600 per-step time 25.395s</text:p>
      <text:p text:style-name="Standard">INFO:tensorflow:{'Loss/classification_loss': 0.55881953,</text:p>
      <text:p text:style-name="Standard"><text:s/>'Loss/localization_loss': 0.25350767,</text:p>
      <text:p text:style-name="Standard"><text:s/>'Loss/regularization_loss': 0.1464981,</text:p>
      <text:p text:style-name="Standard"><text:s/>'Loss/total_loss': 0.9588253,</text:p>
      <text:p text:style-name="Standard"><text:s/>'learning_rate': 0.019726824}</text:p>
      <text:p text:style-name="Standard">I0714 22:38:16.533701 140571752519488 model_lib_v2.py:701] {'Loss/classification_loss': 0.55881953,</text:p>
      <text:p text:style-name="Standard"><text:s/>'Loss/localization_loss': 0.25350767,</text:p>
      <text:p text:style-name="Standard"><text:s/>'Loss/regularization_loss': 0.1464981,</text:p>
      <text:p text:style-name="Standard"><text:s/>'Loss/total_loss': 0.9588253,</text:p>
      <text:p text:style-name="Standard"><text:s/>'learning_rate': 0.019726824}</text:p>
      <text:p text:style-name="Standard"><text:soft-page-break/>INFO:tensorflow:Step 13700 per-step time 24.532s</text:p>
      <text:p text:style-name="Standard">I0714 23:19:09.649765 140571752519488 model_lib_v2.py:698] Step 13700 per-step time 24.532s</text:p>
      <text:p text:style-name="Standard">INFO:tensorflow:{'Loss/classification_loss': 0.35485348,</text:p>
      <text:p text:style-name="Standard"><text:s/>'Loss/localization_loss': 0.19701722,</text:p>
      <text:p text:style-name="Standard"><text:s/>'Loss/regularization_loss': 0.14612798,</text:p>
      <text:p text:style-name="Standard"><text:s/>'Loss/total_loss': 0.6979987,</text:p>
      <text:p text:style-name="Standard"><text:s/>'learning_rate': 0.0194537}</text:p>
      <text:p text:style-name="Standard">I0714 23:19:09.652670 140571752519488 model_lib_v2.py:701] {'Loss/classification_loss': 0.35485348,</text:p>
      <text:p text:style-name="Standard"><text:s/>'Loss/localization_loss': 0.19701722,</text:p>
      <text:p text:style-name="Standard"><text:s/>'Loss/regularization_loss': 0.14612798,</text:p>
      <text:p text:style-name="Standard"><text:s/>'Loss/total_loss': 0.6979987,</text:p>
      <text:p text:style-name="Standard"><text:s/>'learning_rate': 0.0194537}</text:p>
      <text:p text:style-name="Standard">INFO:tensorflow:Step 13800 per-step time 24.410s</text:p>
      <text:p text:style-name="Standard">I0714 23:59:50.608741 140571752519488 model_lib_v2.py:698] Step 13800 per-step time 24.410s</text:p>
      <text:p text:style-name="Standard">INFO:tensorflow:{'Loss/classification_loss': 0.5245622,</text:p>
      <text:p text:style-name="Standard"><text:s/>'Loss/localization_loss': 0.33783248,</text:p>
      <text:p text:style-name="Standard"><text:s/>'Loss/regularization_loss': 0.14570524,</text:p>
      <text:p text:style-name="Standard"><text:s/>'Loss/total_loss': 1.0080999,</text:p>
      <text:p text:style-name="Standard"><text:s/>'learning_rate': 0.019180683}</text:p>
      <text:p text:style-name="Standard">I0714 23:59:50.610184 140571752519488 model_lib_v2.py:701] {'Loss/classification_loss': 0.5245622,</text:p>
      <text:p text:style-name="Standard"><text:s/>'Loss/localization_loss': 0.33783248,</text:p>
      <text:p text:style-name="Standard"><text:s/>'Loss/regularization_loss': 0.14570524,</text:p>
      <text:p text:style-name="Standard"><text:s/>'Loss/total_loss': 1.0080999,</text:p>
      <text:p text:style-name="Standard"><text:s/>'learning_rate': 0.019180683}</text:p>
      <text:p text:style-name="Standard">INFO:tensorflow:Step 13900 per-step time 26.120s</text:p>
      <text:p text:style-name="Standard">I0715 00:43:22.681445 140571752519488 model_lib_v2.py:698] Step 13900 per-step time 26.120s</text:p>
      <text:p text:style-name="Standard">INFO:tensorflow:{'Loss/classification_loss': 0.4583677,</text:p>
      <text:p text:style-name="Standard"><text:s/>'Loss/localization_loss': 0.19158712,</text:p>
      <text:p text:style-name="Standard"><text:s/>'Loss/regularization_loss': 0.14552058,</text:p>
      <text:p text:style-name="Standard"><text:s/>'Loss/total_loss': 0.79547536,</text:p>
      <text:p text:style-name="Standard"><text:s/>'learning_rate': 0.018907815}</text:p>
      <text:p text:style-name="Standard">I0715 00:43:22.687532 140571752519488 model_lib_v2.py:701] {'Loss/classification_loss': 0.4583677,</text:p>
      <text:p text:style-name="Standard"><text:s/>'Loss/localization_loss': 0.19158712,</text:p>
      <text:p text:style-name="Standard"><text:s/>'Loss/regularization_loss': 0.14552058,</text:p>
      <text:p text:style-name="Standard"><text:s/>'Loss/total_loss': 0.79547536,</text:p>
      <text:p text:style-name="Standard"><text:s/>'learning_rate': 0.018907815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01:10:34.038956428</meta:creation-date>
    <dc:date>2021-07-15T01:10:58.537959645</dc:date>
    <meta:editing-duration>PT25S</meta:editing-duration>
    <meta:editing-cycles>1</meta:editing-cycles>
    <meta:document-statistic meta:table-count="0" meta:image-count="0" meta:object-count="0" meta:page-count="35" meta:paragraph-count="1668" meta:word-count="5282" meta:character-count="78510" meta:non-whitespace-character-count="73784"/>
    <meta:generator>LibreOffice/6.4.7.2$Linux_X86_64 LibreOffice_project/40$Build-2</meta:generator>
  </office:meta>
</office:document-meta>
</file>